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4d4f2" officeooo:paragraph-rsid="0014d4f2"/>
    </style:style>
    <style:style style:name="P2" style:family="paragraph" style:parent-style-name="Standard">
      <style:text-properties officeooo:rsid="0014d4f2" officeooo:paragraph-rsid="0014d4f2"/>
    </style:style>
    <style:style style:name="P3" style:family="paragraph" style:parent-style-name="Standard">
      <style:text-properties fo:font-weight="normal" officeooo:rsid="0014d4f2" officeooo:paragraph-rsid="0014d4f2" style:font-weight-asian="normal" style:font-weight-complex="normal"/>
    </style:style>
    <style:style style:name="P4" style:family="paragraph" style:parent-style-name="Standard">
      <style:text-properties style:font-name="Liberation Serif1" fo:font-weight="bold" officeooo:rsid="002c2026" officeooo:paragraph-rsid="002c2026" style:font-weight-asian="bold" style:font-weight-complex="bold"/>
    </style:style>
    <style:style style:name="P5" style:family="paragraph" style:parent-style-name="Standard">
      <style:text-properties style:font-name="Liberation Serif1" fo:font-size="12pt" fo:font-weight="bold" officeooo:rsid="003024eb" officeooo:paragraph-rsid="003024eb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Liberation Serif1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7b7b7" officeooo:paragraph-rsid="0057b7b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dae3c" officeooo:paragraph-rsid="005dae3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6b68ee" officeooo:paragraph-rsid="006b68ee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Liberation Serif1" fo:font-size="12pt" style:text-underline-style="none" fo:font-weight="normal" officeooo:rsid="0033e4f0" officeooo:paragraph-rsid="0033e4f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7a322" officeooo:paragraph-rsid="0057a32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9a0e8" officeooo:paragraph-rsid="0059a0e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d74d2" officeooo:paragraph-rsid="006d74d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679faa" officeooo:paragraph-rsid="00679fa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6ba455" officeooo:paragraph-rsid="006ba45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6f75f2" officeooo:paragraph-rsid="006f75f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bold" officeooo:rsid="0072195f" officeooo:paragraph-rsid="0072195f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6bc2d" officeooo:paragraph-rsid="0076bc2d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b4c6e" officeooo:paragraph-rsid="007b4c6e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eb4b0" officeooo:paragraph-rsid="007eb4b0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Liberation Serif1" style:text-underline-style="none" fo:font-weight="normal" officeooo:rsid="002be149" officeooo:paragraph-rsid="002be149" style:font-weight-asian="normal" style:font-weight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Nimbus Mono L" officeooo:rsid="0018c0cb" officeooo:paragraph-rsid="0018c0cb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Nimbus Mono L" officeooo:rsid="001daf4e" officeooo:paragraph-rsid="001daf4e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Nimbus Mono L" officeooo:rsid="00228bfc" officeooo:paragraph-rsid="00228bfc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4d4f2" officeooo:paragraph-rsid="0014d4f2" style:font-weight-asian="normal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793d8" officeooo:paragraph-rsid="001793d8" style:font-weight-asian="normal" style:font-weight-complex="normal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daf4e" officeooo:paragraph-rsid="001daf4e" style:font-weight-asian="normal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228bfc" officeooo:paragraph-rsid="00228bfc" style:font-weight-asian="normal" style:font-weight-complex="normal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Nimbus Mono L" officeooo:rsid="0014d4f2" officeooo:paragraph-rsid="0014d4f2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c2026" officeooo:paragraph-rsid="002c2026" style:font-weight-asian="bold" style:font-weight-complex="bold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2d2476" officeooo:paragraph-rsid="002d247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35b188" officeooo:paragraph-rsid="0035b188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Nimbus Mono L" fo:font-size="12pt" fo:font-weight="bold" officeooo:rsid="00387cc3" officeooo:paragraph-rsid="00387cc3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bold" officeooo:rsid="004c0124" officeooo:paragraph-rsid="004c0124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bold" officeooo:rsid="004cefae" officeooo:paragraph-rsid="004cefae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Nimbus Mono L" fo:font-size="12pt" style:text-underline-style="none" fo:font-weight="normal" officeooo:rsid="002d2476" officeooo:paragraph-rsid="002d2476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Nimbus Mono L" fo:font-size="12pt" style:text-underline-style="none" fo:font-weight="normal" officeooo:rsid="0035b188" officeooo:paragraph-rsid="0035b18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Nimbus Mono L" fo:font-size="12pt" style:text-underline-style="none" fo:font-weight="normal" officeooo:rsid="00387cc3" officeooo:paragraph-rsid="00387cc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style:text-underline-style="none" fo:font-weight="normal" officeooo:rsid="004c0124" officeooo:paragraph-rsid="004c012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style="normal" style:text-underline-style="solid" style:text-underline-width="auto" style:text-underline-color="font-color" fo:font-weight="bold" officeooo:rsid="007904e7" officeooo:paragraph-rsid="007904e7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normal" officeooo:rsid="002c2026" officeooo:paragraph-rsid="002c2026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erif1" officeooo:rsid="0015a9ff" officeooo:paragraph-rsid="0015a9ff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erif1" officeooo:rsid="0018c0cb" officeooo:paragraph-rsid="0018c0cb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erif1" officeooo:rsid="001bf7c4" officeooo:paragraph-rsid="001bf7c4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erif1" officeooo:rsid="001c9a66" officeooo:paragraph-rsid="001c9a66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officeooo:rsid="001c9da1" officeooo:paragraph-rsid="001c9da1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erif1" officeooo:rsid="001efe12" officeooo:paragraph-rsid="001efe12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erif1" officeooo:rsid="00228bfc" officeooo:paragraph-rsid="00228bfc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5a9ff" officeooo:paragraph-rsid="0015a9ff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793d8" officeooo:paragraph-rsid="001793d8" style:font-weight-asian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bf7c4" officeooo:paragraph-rsid="001bf7c4" style:font-weight-asian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a66" officeooo:paragraph-rsid="001c9a66" style:font-weight-asian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da1" officeooo:paragraph-rsid="001c9da1" style:font-weight-asian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436a2" officeooo:paragraph-rsid="002436a2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822dc" officeooo:paragraph-rsid="002822dc" style:font-weight-asian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9acfd" officeooo:paragraph-rsid="0029acfd" style:font-weight-asian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b8775" officeooo:paragraph-rsid="002b8775" style:font-weight-asian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2c23fc" officeooo:paragraph-rsid="002c23fc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2d2476" officeooo:paragraph-rsid="002d2476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bold" officeooo:rsid="003a9c37" officeooo:paragraph-rsid="003a9c37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2pt" fo:font-weight="bold" officeooo:rsid="003ad81a" officeooo:paragraph-rsid="003ad81a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3be316" officeooo:paragraph-rsid="003be316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2pt" fo:font-weight="bold" officeooo:rsid="003c6681" officeooo:paragraph-rsid="003c6681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3d3c50" officeooo:paragraph-rsid="003d3c50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24a58" officeooo:paragraph-rsid="00424a58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380cb" officeooo:paragraph-rsid="004380cb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8fd8b" officeooo:paragraph-rsid="0048fd8b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a0e8e" officeooo:paragraph-rsid="004a0e8e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b06a7" officeooo:paragraph-rsid="004b06a7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b1e0d" officeooo:paragraph-rsid="004b1e0d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c0124" officeooo:paragraph-rsid="004c0124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d6ff4" officeooo:paragraph-rsid="004d6ff4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4e888c" officeooo:paragraph-rsid="004e888c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1d1e2" officeooo:paragraph-rsid="0051d1e2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27ff6" officeooo:paragraph-rsid="00527ff6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4c9f7" officeooo:paragraph-rsid="0054c9f7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fo:font-weight="bold" officeooo:rsid="0054f171" officeooo:paragraph-rsid="0054f171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erif1" fo:font-size="12pt" style:text-underline-style="none" fo:font-weight="normal" officeooo:rsid="002c23fc" officeooo:paragraph-rsid="002c23f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erif1" fo:font-size="12pt" style:text-underline-style="none" fo:font-weight="normal" officeooo:rsid="003a9c37" officeooo:paragraph-rsid="003a9c3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2pt" style:text-underline-style="none" fo:font-weight="normal" officeooo:rsid="003ad81a" officeooo:paragraph-rsid="003ad81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3be316" officeooo:paragraph-rsid="003be316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3c6681" officeooo:paragraph-rsid="003c6681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0a7be" officeooo:paragraph-rsid="003d3c5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82f8e" officeooo:paragraph-rsid="004380c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8fd8b" officeooo:paragraph-rsid="0048fd8b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a0e8e" officeooo:paragraph-rsid="004a0e8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b06a7" officeooo:paragraph-rsid="004b06a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b1e0d" officeooo:paragraph-rsid="004b1e0d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c0124" officeooo:paragraph-rsid="004c0124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d6ff4" officeooo:paragraph-rsid="004d6ff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4e888c" officeooo:paragraph-rsid="004e888c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51d1e2" officeooo:paragraph-rsid="0051d1e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527ff6" officeooo:paragraph-rsid="00527ff6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2pt" style:text-underline-style="none" fo:font-weight="normal" officeooo:rsid="0054c9f7" officeooo:paragraph-rsid="0054c9f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822dc" officeooo:paragraph-rsid="002822dc" style:font-weight-asian="normal" style:font-weight-complex="normal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normal" officeooo:rsid="0029acfd" officeooo:paragraph-rsid="0029acfd" style:font-weight-asian="normal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2pt" style:text-underline-style="none" fo:font-weight="normal" officeooo:rsid="004cefae" officeooo:paragraph-rsid="004cefae" style:font-size-asian="10.5pt" style:font-weight-asian="normal" style:font-size-complex="12pt" style:font-weight-complex="normal"/>
    </style:style>
    <style:style style:name="P100" style:family="paragraph" style:parent-style-name="Table_20_Contents">
      <style:text-properties style:font-name="Liberation Serif1" officeooo:rsid="002436a2" officeooo:paragraph-rsid="002436a2"/>
    </style:style>
    <style:style style:name="P101" style:family="paragraph" style:parent-style-name="Table_20_Contents">
      <style:text-properties style:font-name="Liberation Serif1" fo:font-weight="bold" officeooo:rsid="0025e9ed" officeooo:paragraph-rsid="0025e9ed" style:font-weight-asian="bold" style:font-weight-complex="bold"/>
    </style:style>
    <style:style style:name="P102" style:family="paragraph" style:parent-style-name="Table_20_Contents">
      <style:text-properties style:font-name="Liberation Serif1" fo:font-style="normal" style:text-underline-style="none" fo:font-weight="normal" officeooo:rsid="002436a2" officeooo:paragraph-rsid="002436a2" style:font-style-asian="normal" style:font-weight-asian="normal" style:font-style-complex="normal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1" fo:font-size="12pt" officeooo:rsid="00504eb9" officeooo:paragraph-rsid="00504eb9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1" fo:font-size="12pt" officeooo:rsid="007059ec" officeooo:paragraph-rsid="007059ec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Liberation Serif1" fo:font-size="12pt" officeooo:rsid="0080727c" officeooo:paragraph-rsid="0080727c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Liberation Serif1" fo:font-size="12pt" officeooo:rsid="00824de5" officeooo:paragraph-rsid="00824de5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Liberation Serif1" fo:font-size="12pt" officeooo:rsid="008353b3" officeooo:paragraph-rsid="008353b3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Liberation Serif1" fo:font-size="12pt" officeooo:rsid="00856a41" officeooo:paragraph-rsid="00856a41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Liberation Serif1" fo:font-size="12pt" fo:font-weight="bold" officeooo:rsid="00504eb9" officeooo:paragraph-rsid="00504eb9" style:font-size-asian="10.5pt" style:font-weight-asian="bold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1" fo:font-size="12pt" fo:font-weight="bold" officeooo:rsid="0080727c" officeooo:paragraph-rsid="0080727c" style:font-size-asian="10.5pt" style:font-weight-asian="bold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Liberation Serif1" fo:font-size="12pt" fo:font-weight="bold" officeooo:rsid="0081756b" officeooo:paragraph-rsid="0081756b" style:font-size-asian="10.5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Liberation Serif1" fo:font-size="12pt" fo:font-weight="normal" officeooo:rsid="007059ec" officeooo:paragraph-rsid="007059e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margin-left="2.501cm" fo:margin-right="0cm" fo:text-indent="0cm" style:auto-text-indent="false"/>
      <style:text-properties style:font-name="Nimbus Mono L" fo:font-size="12pt" fo:font-weight="bold" officeooo:rsid="00387cc3" officeooo:paragraph-rsid="00387cc3" style:font-size-asian="10.5pt" style:font-weight-asian="bold" style:font-size-complex="12pt" style:font-weight-complex="bold"/>
    </style:style>
    <style:style style:name="P114" style:family="paragraph" style:parent-style-name="Standard" style:list-style-name="L1">
      <style:text-properties style:font-name="Liberation Serif1" fo:font-weight="bold" officeooo:rsid="002be149" officeooo:paragraph-rsid="002be149" style:font-weight-asian="bold" style:font-weight-complex="bold"/>
    </style:style>
    <style:style style:name="P115" style:family="paragraph" style:parent-style-name="Standard" style:list-style-name="L2">
      <style:text-properties style:font-name="Liberation Serif1" fo:font-size="12pt" style:text-underline-style="none" fo:font-weight="normal" officeooo:rsid="002d2476" officeooo:paragraph-rsid="002d2476" style:font-size-asian="10.5pt" style:font-weight-asian="normal" style:font-size-complex="12pt" style:font-weight-complex="normal"/>
    </style:style>
    <style:style style:name="P116" style:family="paragraph" style:parent-style-name="Standard" style:list-style-name="L3">
      <style:text-properties style:font-name="Liberation Serif1" fo:font-size="12pt" style:text-underline-style="none" fo:font-weight="normal" officeooo:rsid="003024eb" officeooo:paragraph-rsid="003024eb" style:font-size-asian="10.5pt" style:font-weight-asian="normal" style:font-size-complex="12pt" style:font-weight-complex="normal"/>
    </style:style>
    <style:style style:name="P117" style:family="paragraph" style:parent-style-name="Standard" style:list-style-name="L3">
      <style:text-properties style:font-name="Liberation Serif1" fo:font-size="12pt" style:text-underline-style="none" fo:font-weight="normal" officeooo:rsid="0030553a" officeooo:paragraph-rsid="0030553a" style:font-size-asian="10.5pt" style:font-weight-asian="normal" style:font-size-complex="12pt" style:font-weight-complex="normal"/>
    </style:style>
    <style:style style:name="P118" style:family="paragraph" style:parent-style-name="Standard" style:list-style-name="L3">
      <style:text-properties style:font-name="Liberation Serif1" fo:font-size="12pt" style:text-underline-style="none" fo:font-weight="normal" officeooo:rsid="00315838" officeooo:paragraph-rsid="00315838" style:font-size-asian="10.5pt" style:font-weight-asian="normal" style:font-size-complex="12pt" style:font-weight-complex="normal"/>
    </style:style>
    <style:style style:name="P119" style:family="paragraph" style:parent-style-name="Standard" style:list-style-name="L3">
      <style:text-properties style:font-name="Liberation Serif1" fo:font-size="12pt" style:text-underline-style="none" fo:font-weight="normal" officeooo:rsid="0031f24b" officeooo:paragraph-rsid="0031f24b" style:font-size-asian="10.5pt" style:font-weight-asian="normal" style:font-size-complex="12pt" style:font-weight-complex="normal"/>
    </style:style>
    <style:style style:name="P120" style:family="paragraph" style:parent-style-name="Standard" style:list-style-name="L3">
      <style:text-properties style:font-name="Liberation Serif1" fo:font-size="12pt" style:text-underline-style="none" fo:font-weight="normal" officeooo:rsid="0033e4f0" officeooo:paragraph-rsid="0033e4f0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1" fo:font-size="12pt" style:text-underline-style="none" fo:font-weight="normal" officeooo:rsid="0056b692" officeooo:paragraph-rsid="0056b692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1" fo:font-size="12pt" style:text-underline-style="none" fo:font-weight="normal" officeooo:rsid="0057a322" officeooo:paragraph-rsid="0057a322" style:font-size-asian="10.5pt" style:font-weight-asian="normal" style:font-size-complex="12pt" style:font-weight-complex="normal"/>
    </style:style>
    <style:style style:name="P123" style:family="paragraph" style:parent-style-name="Standard" style:list-style-name="L5">
      <style:paragraph-properties fo:text-align="start" style:justify-single-word="false"/>
      <style:text-properties style:font-name="Liberation Serif1" fo:font-size="12pt" style:text-underline-style="none" fo:font-weight="normal" officeooo:rsid="0057b7b7" officeooo:paragraph-rsid="0057b7b7" style:font-size-asian="10.5pt" style:font-weight-asian="normal" style:font-size-complex="12pt" style:font-weight-complex="normal"/>
    </style:style>
    <style:style style:name="P124" style:family="paragraph" style:parent-style-name="Standard" style:list-style-name="L5">
      <style:paragraph-properties fo:text-align="start" style:justify-single-word="false"/>
      <style:text-properties style:font-name="Liberation Serif1" fo:font-size="12pt" style:text-underline-style="none" fo:font-weight="normal" officeooo:rsid="00588325" officeooo:paragraph-rsid="00588325" style:font-size-asian="10.5pt" style:font-weight-asian="normal" style:font-size-complex="12pt" style:font-weight-complex="normal"/>
    </style:style>
    <style:style style:name="P125" style:family="paragraph" style:parent-style-name="Standard" style:list-style-name="L6">
      <style:paragraph-properties fo:text-align="start" style:justify-single-word="false"/>
      <style:text-properties style:font-name="Liberation Serif1" fo:font-size="12pt" style:text-underline-style="none" fo:font-weight="normal" officeooo:rsid="005f8ef6" officeooo:paragraph-rsid="005f8ef6" style:font-size-asian="10.5pt" style:font-weight-asian="normal" style:font-size-complex="12pt" style:font-weight-complex="normal"/>
    </style:style>
    <style:style style:name="P126" style:family="paragraph" style:parent-style-name="Standard" style:list-style-name="L6">
      <style:paragraph-properties fo:text-align="start" style:justify-single-word="false"/>
      <style:text-properties style:font-name="Liberation Serif1" fo:font-size="12pt" style:text-underline-style="none" fo:font-weight="normal" officeooo:rsid="0064121d" officeooo:paragraph-rsid="0064121d" style:font-size-asian="10.5pt" style:font-weight-asian="normal" style:font-size-complex="12pt" style:font-weight-complex="normal"/>
    </style:style>
    <style:style style:name="P127" style:family="paragraph" style:parent-style-name="Standard" style:list-style-name="L6">
      <style:paragraph-properties fo:text-align="start" style:justify-single-word="false"/>
      <style:text-properties style:font-name="Liberation Serif1" fo:font-size="12pt" style:text-underline-style="none" fo:font-weight="normal" officeooo:rsid="006514c4" officeooo:paragraph-rsid="006514c4" style:font-size-asian="10.5pt" style:font-weight-asian="normal" style:font-size-complex="12pt" style:font-weight-complex="normal"/>
    </style:style>
    <style:style style:name="P128" style:family="paragraph" style:parent-style-name="Standard" style:list-style-name="L6">
      <style:paragraph-properties fo:text-align="start" style:justify-single-word="false"/>
      <style:text-properties style:font-name="Liberation Serif1" fo:font-size="12pt" style:text-underline-style="none" fo:font-weight="normal" officeooo:rsid="0065929f" officeooo:paragraph-rsid="0065929f" style:font-size-asian="10.5pt" style:font-weight-asian="normal" style:font-size-complex="12pt" style:font-weight-complex="normal"/>
    </style:style>
    <style:style style:name="P129" style:family="paragraph" style:parent-style-name="Standard" style:list-style-name="L6">
      <style:paragraph-properties fo:text-align="start" style:justify-single-word="false"/>
      <style:text-properties style:font-name="Liberation Serif1" fo:font-size="12pt" style:text-underline-style="none" fo:font-weight="normal" officeooo:rsid="00663055" officeooo:paragraph-rsid="00663055" style:font-size-asian="10.5pt" style:font-weight-asian="normal" style:font-size-complex="12pt" style:font-weight-complex="normal"/>
    </style:style>
    <style:style style:name="P130" style:family="paragraph" style:parent-style-name="Standard" style:list-style-name="L3">
      <style:text-properties style:font-name="Liberation Serif1" fo:font-size="12pt" fo:font-weight="bold" officeooo:rsid="003024eb" officeooo:paragraph-rsid="003024eb" style:font-size-asian="10.5pt" style:font-weight-asian="bold" style:font-size-complex="12pt" style:font-weight-complex="bold"/>
    </style:style>
    <style:style style:name="P131" style:family="paragraph" style:parent-style-name="Standard" style:list-style-name="L3">
      <style:text-properties style:font-name="Liberation Serif1" fo:font-size="12pt" fo:font-weight="bold" officeooo:rsid="0030553a" officeooo:paragraph-rsid="0030553a" style:font-size-asian="10.5pt" style:font-weight-asian="bold" style:font-size-complex="12pt" style:font-weight-complex="bold"/>
    </style:style>
    <style:style style:name="P132" style:family="paragraph" style:parent-style-name="Standard" style:list-style-name="L3">
      <style:text-properties style:font-name="Liberation Serif1" fo:font-size="12pt" fo:font-weight="bold" officeooo:rsid="0031f24b" officeooo:paragraph-rsid="0031f24b" style:font-size-asian="10.5pt" style:font-weight-asian="bold" style:font-size-complex="12pt" style:font-weight-complex="bold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6b692" officeooo:paragraph-rsid="0056b692" style:font-size-asian="10.5pt" style:font-weight-asian="bold" style:font-size-complex="12pt" style:font-weight-complex="bold"/>
    </style:style>
    <style:style style:name="P134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4f171" officeooo:paragraph-rsid="0054f171" style:font-size-asian="10.5pt" style:font-weight-asian="bold" style:font-size-complex="12pt" style:font-weight-complex="bold"/>
    </style:style>
    <style:style style:name="P135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692cc" officeooo:paragraph-rsid="005692cc" style:font-size-asian="10.5pt" style:font-weight-asian="bold" style:font-size-complex="12pt" style:font-weight-complex="bold"/>
    </style:style>
    <style:style style:name="P136" style:family="paragraph" style:parent-style-name="Standard" style:list-style-name="L4">
      <style:paragraph-properties fo:text-align="start" style:justify-single-word="false"/>
      <style:text-properties style:font-name="Liberation Serif1" fo:font-size="12pt" fo:font-weight="bold" officeooo:rsid="0057a322" officeooo:paragraph-rsid="0057a322" style:font-size-asian="10.5pt" style:font-weight-asian="bold" style:font-size-complex="12pt" style:font-weight-complex="bold"/>
    </style:style>
    <style:style style:name="P137" style:family="paragraph" style:parent-style-name="Standard" style:list-style-name="L5">
      <style:paragraph-properties fo:text-align="start" style:justify-single-word="false"/>
      <style:text-properties style:font-name="Liberation Serif1" fo:font-size="12pt" fo:font-weight="bold" officeooo:rsid="0057b7b7" officeooo:paragraph-rsid="0057b7b7" style:font-size-asian="10.5pt" style:font-weight-asian="bold" style:font-size-complex="12pt" style:font-weight-complex="bold"/>
    </style:style>
    <style:style style:name="P138" style:family="paragraph" style:parent-style-name="Standard" style:list-style-name="L5">
      <style:paragraph-properties fo:text-align="start" style:justify-single-word="false"/>
      <style:text-properties style:font-name="Liberation Serif1" fo:font-size="12pt" fo:font-weight="bold" officeooo:rsid="00588325" officeooo:paragraph-rsid="00588325" style:font-size-asian="10.5pt" style:font-weight-asian="bold" style:font-size-complex="12pt" style:font-weight-complex="bold"/>
    </style:style>
    <style:style style:name="P139" style:family="paragraph" style:parent-style-name="Standard" style:list-style-name="L5">
      <style:paragraph-properties fo:text-align="start" style:justify-single-word="false"/>
      <style:text-properties style:font-name="Liberation Serif1" fo:font-size="12pt" fo:font-weight="bold" officeooo:rsid="0059a0e8" officeooo:paragraph-rsid="0059a0e8" style:font-size-asian="10.5pt" style:font-weight-asian="bold" style:font-size-complex="12pt" style:font-weight-complex="bold"/>
    </style:style>
    <style:style style:name="P140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1e996" officeooo:paragraph-rsid="0061e996" style:font-size-asian="10.5pt" style:font-weight-asian="bold" style:font-size-complex="12pt" style:font-weight-complex="bold"/>
    </style:style>
    <style:style style:name="P141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2b023" officeooo:paragraph-rsid="0062b023" style:font-size-asian="10.5pt" style:font-weight-asian="bold" style:font-size-complex="12pt" style:font-weight-complex="bold"/>
    </style:style>
    <style:style style:name="P142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63055" officeooo:paragraph-rsid="00663055" style:font-size-asian="10.5pt" style:font-weight-asian="bold" style:font-size-complex="12pt" style:font-weight-complex="bold"/>
    </style:style>
    <style:style style:name="P143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678e7" officeooo:paragraph-rsid="006678e7" style:font-size-asian="10.5pt" style:font-weight-asian="bold" style:font-size-complex="12pt" style:font-weight-complex="bold"/>
    </style:style>
    <style:style style:name="P144" style:family="paragraph" style:parent-style-name="Standard" style:list-style-name="L6">
      <style:paragraph-properties fo:text-align="start" style:justify-single-word="false"/>
      <style:text-properties style:font-name="Liberation Serif1" fo:font-size="12pt" fo:font-weight="bold" officeooo:rsid="00679faa" officeooo:paragraph-rsid="00679faa" style:font-size-asian="10.5pt" style:font-weight-asian="bold" style:font-size-complex="12pt" style:font-weight-complex="bold"/>
    </style:style>
    <style:style style:name="P145" style:family="paragraph" style:parent-style-name="Standard" style:list-style-name="L7">
      <style:paragraph-properties fo:text-align="start" style:justify-single-word="false"/>
      <style:text-properties style:font-name="Liberation Serif1" fo:font-size="12pt" fo:font-style="normal" style:text-underline-style="none" fo:font-weight="normal" officeooo:rsid="006ba455" officeooo:paragraph-rsid="006ba455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8">
      <style:paragraph-properties fo:text-align="start" style:justify-single-word="false"/>
      <style:text-properties style:font-name="Liberation Serif1" fo:font-size="12pt" fo:font-style="normal" style:text-underline-style="none" fo:font-weight="normal" officeooo:rsid="006d74d2" officeooo:paragraph-rsid="006d74d2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9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3b252" officeooo:paragraph-rsid="0073b252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9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57101" officeooo:paragraph-rsid="00757101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57ca9" officeooo:paragraph-rsid="00757ca9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10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718a0" officeooo:paragraph-rsid="007718a0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10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904e7" officeooo:paragraph-rsid="007904e7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904e7" officeooo:paragraph-rsid="007904e7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a2637" officeooo:paragraph-rsid="007a2637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11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a2637" officeooo:paragraph-rsid="007a2637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12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b4c6e" officeooo:paragraph-rsid="007b4c6e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12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b642a" officeooo:paragraph-rsid="007b642a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12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e1fbc" officeooo:paragraph-rsid="007e1fbc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e1fbc" officeooo:paragraph-rsid="007e1fbc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13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eb4b0" officeooo:paragraph-rsid="007eb4b0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7f8c3e" officeooo:paragraph-rsid="007f8c3e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none" fo:font-weight="normal" officeooo:rsid="0086315e" officeooo:paragraph-rsid="0086315e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9">
      <style:paragraph-properties fo:text-align="start" style:justify-single-word="false"/>
      <style:text-properties style:font-name="Liberation Serif1" fo:font-size="12pt" fo:font-style="normal" style:text-underline-style="none" fo:font-weight="bold" officeooo:rsid="0073b252" officeooo:paragraph-rsid="0073b252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 style:list-style-name="L9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57ca9" officeooo:paragraph-rsid="00757ca9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 style:list-style-name="L10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718a0" officeooo:paragraph-rsid="007718a0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 style:list-style-name="L10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834aa" officeooo:paragraph-rsid="007834aa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 style:list-style-name="L10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904e7" officeooo:paragraph-rsid="007904e7" style:font-size-asian="10.5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 style:list-style-name="L12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b642a" officeooo:paragraph-rsid="007b642a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 style:list-style-name="L12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e1fbc" officeooo:paragraph-rsid="007e1fbc" style:font-size-asian="10.5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 style:list-style-name="L13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7eb4b0" officeooo:paragraph-rsid="007eb4b0" style:font-size-asian="10.5pt" style:font-style-asian="normal" style:font-weight-asian="bold" style:font-size-complex="12pt" style:font-style-complex="normal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8a6857" officeooo:paragraph-rsid="008a6857" style:font-size-asian="10.5pt" style:font-style-asian="normal" style:font-weight-asian="bold" style:font-size-complex="12pt" style:font-style-complex="normal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bold" officeooo:rsid="008b7ab6" officeooo:paragraph-rsid="008b7ab6" style:font-size-asian="10.5pt" style:font-style-asian="normal" style:font-weight-asian="bold" style:font-size-complex="12pt" style:font-style-complex="normal" style:font-weight-complex="bold"/>
    </style:style>
    <style:style style:name="P172" style:family="paragraph" style:parent-style-name="Standard" style:list-style-name="L16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normal" officeooo:rsid="0086315e" officeooo:paragraph-rsid="0086315e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normal" officeooo:rsid="0086315e" officeooo:paragraph-rsid="0086315e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normal" officeooo:rsid="00868a3e" officeooo:paragraph-rsid="00868a3e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1" fo:font-size="12pt" fo:font-style="normal" style:text-underline-style="solid" style:text-underline-width="auto" style:text-underline-color="font-color" fo:font-weight="normal" officeooo:rsid="00886c38" officeooo:paragraph-rsid="00886c38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 style:list-style-name="L7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ba455" officeooo:paragraph-rsid="006ba455" style:font-size-asian="10.5pt" style:font-weight-asian="bold" style:font-size-complex="12pt" style:font-weight-complex="bold"/>
    </style:style>
    <style:style style:name="P177" style:family="paragraph" style:parent-style-name="Standard" style:list-style-name="L8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6f75f2" officeooo:paragraph-rsid="006f75f2" style:font-size-asian="10.5pt" style:font-weight-asian="bold" style:font-size-complex="12pt" style:font-weight-complex="bold"/>
    </style:style>
    <style:style style:name="P178" style:family="paragraph" style:parent-style-name="Standard" style:list-style-name="L13">
      <style:paragraph-properties fo:text-align="start" style:justify-single-word="false"/>
      <style:text-properties style:font-name="Liberation Serif1" fo:font-size="12pt" fo:font-style="italic" style:text-underline-style="solid" style:text-underline-width="auto" style:text-underline-color="font-color" fo:font-weight="bold" officeooo:rsid="007f8c3e" officeooo:paragraph-rsid="007f8c3e" style:font-size-asian="10.5pt" style:font-style-asian="italic" style:font-weight-asian="bold" style:font-size-complex="12pt" style:font-style-complex="italic" style:font-weight-complex="bold"/>
    </style:style>
    <style:style style:name="P17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style="normal" style:text-underline-style="none" fo:font-weight="normal" officeooo:rsid="007904e7" officeooo:paragraph-rsid="007904e7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style="normal" style:text-underline-style="none" fo:font-weight="normal" officeooo:rsid="007a2637" officeooo:paragraph-rsid="007a2637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Table_20_Contents">
      <style:paragraph-properties fo:text-align="start" style:justify-single-word="false"/>
      <style:text-properties style:font-name="Liberation Serif1" fo:font-size="12pt" fo:font-weight="normal" officeooo:rsid="0080727c" officeooo:paragraph-rsid="0080727c" style:font-size-asian="10.5pt" style:font-weight-asian="normal" style:font-size-complex="12pt" style:font-weight-complex="normal"/>
    </style:style>
    <style:style style:name="P182" style:family="paragraph" style:parent-style-name="Table_20_Contents">
      <style:paragraph-properties fo:text-align="start" style:justify-single-word="false"/>
      <style:text-properties style:font-name="Liberation Serif1" fo:font-size="12pt" fo:font-weight="normal" officeooo:rsid="008353b3" officeooo:paragraph-rsid="008353b3" style:font-size-asian="10.5pt" style:font-weight-asian="normal" style:font-size-complex="12pt" style:font-weight-complex="normal"/>
    </style:style>
    <style:style style:name="P183" style:family="paragraph" style:parent-style-name="Table_20_Contents" style:list-style-name="L14">
      <style:paragraph-properties fo:text-align="start" style:justify-single-word="false"/>
      <style:text-properties style:font-name="Liberation Serif1" fo:font-size="12pt" officeooo:rsid="0083dd28" officeooo:paragraph-rsid="0083dd28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acf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af4e" style:font-weight-asian="normal" style:font-weight-complex="normal"/>
    </style:style>
    <style:style style:name="T5" style:family="text">
      <style:text-properties fo:font-weight="normal" officeooo:rsid="0085870f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482f8e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30553a" style:font-weight-asian="normal" style:font-weight-complex="normal"/>
    </style:style>
    <style:style style:name="T21" style:family="text">
      <style:text-properties style:text-underline-style="none" fo:font-weight="normal" officeooo:rsid="00315838" style:font-weight-asian="normal" style:font-weight-complex="normal"/>
    </style:style>
    <style:style style:name="T22" style:family="text">
      <style:text-properties style:text-underline-style="none" fo:font-weight="normal" officeooo:rsid="003da21d" style:font-weight-asian="normal" style:font-weight-complex="normal"/>
    </style:style>
    <style:style style:name="T23" style:family="text">
      <style:text-properties style:text-underline-style="none" fo:font-weight="normal" officeooo:rsid="0040a7be" style:font-weight-asian="normal" style:font-weight-complex="normal"/>
    </style:style>
    <style:style style:name="T24" style:family="text">
      <style:text-properties style:text-underline-style="none" fo:font-weight="normal" officeooo:rsid="00456607" style:font-weight-asian="normal" style:font-weight-complex="normal"/>
    </style:style>
    <style:style style:name="T25" style:family="text">
      <style:text-properties style:text-underline-style="none" fo:font-weight="normal" officeooo:rsid="00470b39" style:font-weight-asian="normal" style:font-weight-complex="normal"/>
    </style:style>
    <style:style style:name="T26" style:family="text">
      <style:text-properties style:text-underline-style="none" fo:font-weight="normal" officeooo:rsid="00482f8e" style:font-weight-asian="normal" style:font-weight-complex="normal"/>
    </style:style>
    <style:style style:name="T27" style:family="text">
      <style:text-properties style:text-underline-style="none" fo:font-weight="normal" officeooo:rsid="005b5941" style:font-weight-asian="normal" style:font-weight-complex="normal"/>
    </style:style>
    <style:style style:name="T28" style:family="text">
      <style:text-properties style:text-underline-style="none" fo:font-weight="normal" officeooo:rsid="007ca7f1" style:font-weight-asian="normal" style:font-weight-complex="normal"/>
    </style:style>
    <style:style style:name="T29" style:family="text">
      <style:text-properties style:text-underline-style="none" officeooo:rsid="0040a7be"/>
    </style:style>
    <style:style style:name="T30" style:family="text">
      <style:text-properties style:text-underline-style="none" officeooo:rsid="00482f8e"/>
    </style:style>
    <style:style style:name="T31" style:family="text">
      <style:text-properties style:text-underline-style="none" officeooo:rsid="005b5941"/>
    </style:style>
    <style:style style:name="T32" style:family="text">
      <style:text-properties style:text-underline-style="none" officeooo:rsid="005ca334"/>
    </style:style>
    <style:style style:name="T33" style:family="text">
      <style:text-properties officeooo:rsid="00522c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butos são receitas públicas <text:span text:style-name="T1">derivadas</text:span><text:span text:style-name="T3">.</text:span></text:p>
      <text:p text:style-name="P3"/>
      <text:p text:style-name="P3">Conceito de tributo:</text:p>
      <text:p text:style-name="P30"><text:span text:style-name="T3">CTN, Art. 3º Tributo é toda </text:span><text:span text:style-name="T1">prestação pecuniária compulsória</text:span><text:span text:style-name="T3">, em </text:span><text:span text:style-name="T1">moeda ou cujo valor nela se possa exprimir</text:span><text:span text:style-name="T3">, que </text:span><text:span text:style-name="T1">não</text:span><text:span text:style-name="T3"> constitua </text:span><text:span text:style-name="T1">sanção de ato ilícito</text:span><text:span text:style-name="T3">, instituída em </text:span><text:span text:style-name="T1">lei</text:span><text:span text:style-name="T3"> e cobrada mediante atividade plenamente </text:span><text:span text:style-name="T1">vinculada</text:span><text:span text:style-name="T3">.</text:span></text:p>
      <text:p text:style-name="P25"/>
      <text:p text:style-name="P43"><text:span text:style-name="T3">A </text:span><text:span text:style-name="T1">definição</text:span><text:span text:style-name="T3"> de tributo deve se dar por meio de </text:span><text:span text:style-name="T1">lei complementar</text:span><text:span text:style-name="T3"> (CTN tem força de LC).</text:span></text:p>
      <text:p text:style-name="P50"/>
      <text:p text:style-name="P51">O pagamento de tributos deve ser feito em dinheiro:</text:p>
      <text:p text:style-name="P26">CTN, Art. 162. O pagamento é efetuado:</text:p>
      <text:p text:style-name="P26">I – em moeda corrente, cheque ou vale postal;</text:p>
      <text:p text:style-name="P26">II – nos casos previstos em lei, em estampilha, em papel selado, ou por processo mecânico.</text:p>
      <text:p text:style-name="P26"/>
      <text:p text:style-name="P44"><text:span text:style-name="T3">Mas há também a </text:span><text:span text:style-name="T1">dação em pagamento</text:span><text:span text:style-name="T3">:</text:span></text:p>
      <text:p text:style-name="P27">CTN, Art. 156. Extinguem o crédito tributário:</text:p>
      <text:p text:style-name="P22"><text:span text:style-name="T3">XI – a </text:span><text:span text:style-name="T1">dação em pagamento</text:span><text:span text:style-name="T3"> em bens </text:span><text:span text:style-name="T1">imóveis</text:span><text:span text:style-name="T3">, na forma e condições estabelecidas em </text:span><text:span text:style-name="T1">lei</text:span><text:span text:style-name="T3">.</text:span></text:p>
      <text:p text:style-name="P98"/>
      <text:p text:style-name="P45"><text:span text:style-name="T3">Tributos devem ser instituídos por </text:span><text:span text:style-name="T1">lei</text:span><text:span text:style-name="T3">, <text:s/>mas o STF tem aceitado que sejam instituídos por atos normativos com força de lei (</text:span><text:span text:style-name="T1">medida provisória</text:span><text:span text:style-name="T3">).</text:span></text:p>
      <text:p text:style-name="P52"/>
      <text:p text:style-name="P46"><text:span text:style-name="T3">Alteraç</text:span><text:span text:style-name="T4">ão</text:span><text:span text:style-name="T3"> de </text:span><text:span text:style-name="T1">alíquotas</text:span><text:span text:style-name="T3"> também se dá por meio de </text:span><text:span text:style-name="T1">lei</text:span><text:span text:style-name="T3">, mas admitem-se várias exceções.</text:span></text:p>
      <text:p text:style-name="P53"/>
      <text:p text:style-name="P47"><text:span text:style-name="T3">Tributo ser instituído por lei → requisito de </text:span><text:span text:style-name="T1">validade</text:span></text:p>
      <text:p text:style-name="P47"><text:span text:style-name="T3">Compulsoriedade da obrigação tributária → requisito de </text:span><text:span text:style-name="T1">existência</text:span></text:p>
      <text:p text:style-name="P54"/>
      <text:p text:style-name="P48"><text:span text:style-name="T3">Princípio </text:span><text:span text:style-name="T6">pecunia non olet</text:span><text:span text:style-name="T10">:</text:span></text:p>
      <text:p text:style-name="P23"><text:span text:style-name="T3">CTN, Art. 118. A </text:span><text:span text:style-name="T1">definição legal do fato gerador</text:span><text:span text:style-name="T3"> é interpretada </text:span><text:span text:style-name="T1">abstraindo-se</text:span><text:span text:style-name="T3">:</text:span></text:p>
      <text:p text:style-name="P28">I – da validade jurídica dos atos efetivamente praticados pelos contribuintes, responsáveis, ou terceiros, bem como da natureza do seu objeto ou dos seus efeitos;</text:p>
      <text:p text:style-name="P28">II – dos efeitos dos fatos efetivamente ocorridos.</text:p>
      <text:p text:style-name="P28"/>
      <text:p text:style-name="P49"><text:span text:style-name="T1">Natureza jurídica</text:span><text:span text:style-name="T3"> dos tributos:</text:span></text:p>
      <text:p text:style-name="P24"><text:span text:style-name="T3">CTN, Art. 4º A </text:span><text:span text:style-name="T1">natureza jurídica</text:span><text:span text:style-name="T3"> específica do tributo é determinada pelo </text:span><text:span text:style-name="T1">fato gerador</text:span><text:span text:style-name="T3"> da respectiva obrigação, sendo </text:span><text:span text:style-name="T1">irrelevante</text:span><text:span text:style-name="T3"> para qualificá-la:</text:span></text:p>
      <text:p text:style-name="P29">I – a denominação e demais características formais adotadas pela lei;</text:p>
      <text:p text:style-name="P29">II – a destinação legal do produto da sua arrecadação.</text:p>
      <text:p text:style-name="P2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1">Tributo vinculado x arrecadação vinculada x ato vinculado</text:p>
          </table:table-cell>
        </table:table-row>
        <table:table-row>
          <table:table-cell table:style-name="Tabela1.A2" office:value-type="string">
            <text:p text:style-name="P100">Ao dizer que um tributo é <text:span text:style-name="T1">vinculado ou não</text:span><text:span text:style-name="T3">, estamos dizendo que o </text:span><text:span text:style-name="T7">fato gerador está </text:span><text:span text:style-name="T9">vinculado ou não a uma </text:span><text:span text:style-name="T8">atividade realizada pelo Estado</text:span><text:span text:style-name="T9"> relativa ao contribuinte.</text:span><text:span text:style-name="T11"> Ex.: taxas e contribuições </text:span><text:soft-page-break/><text:span text:style-name="T11">de melhoria.</text:span></text:p>
            <text:p text:style-name="P102"/>
            <text:p text:style-name="P100"><text:span text:style-name="T11">Ao dizer que a </text:span><text:span text:style-name="T12">arrecadação</text:span><text:span text:style-name="T11"> é vinculada, estamos nos referindo a tributos cujo </text:span><text:span text:style-name="T9">destino do que foi arrecadado está vinculado ao custeio de algo previsto na lei</text:span><text:span text:style-name="T11">. Ex.: empréstimos compulsórios.</text:span></text:p>
            <text:p text:style-name="P102"/>
            <text:p text:style-name="P100"><text:span text:style-name="T11">Quanto à </text:span><text:span text:style-name="T12">atividade de cobrança</text:span><text:span text:style-name="T11">, ela é </text:span><text:span text:style-name="T8">ato administrativo vinculado</text:span><text:span text:style-name="T9">.</text:span></text:p>
          </table:table-cell>
        </table:table-row>
      </table:table>
      <text:p text:style-name="P55"/>
      <text:p text:style-name="P56">Na <text:span text:style-name="T2">CF</text:span> há tributos em que o <text:span text:style-name="T14">destino da arrecadação</text:span><text:span text:style-name="T17"> torna-se critério </text:span><text:span text:style-name="T14">relevante</text:span><text:span text:style-name="T17"> para a definição de sua </text:span><text:span text:style-name="T14">natureza jurídica</text:span><text:span text:style-name="T17"> (ex.: empréstimos compulsórios). Mas, pelo </text:span><text:span text:style-name="T18">CTN</text:span><text:span text:style-name="T17"> (art. 4º), o </text:span><text:span text:style-name="T14">destino da arrecadação</text:span><text:span text:style-name="T17"> é </text:span><text:span text:style-name="T14">irrelevante</text:span><text:span text:style-name="T17"> para definição da natureza jurídica do tributo.</text:span></text:p>
      <text:p text:style-name="P96"/>
      <text:p text:style-name="P57"><text:span text:style-name="T17">Espécies tributárias pelo </text:span><text:span text:style-name="T18">CTN</text:span><text:span text:style-name="T17">: impostos, taxas e contribuições de melhoria.</text:span></text:p>
      <text:p text:style-name="P57"><text:span text:style-name="T17">Espécies tributárias pela </text:span><text:span text:style-name="T18">CF</text:span><text:span text:style-name="T17">: impostos, taxas, <text:s/>contribuições de melhoria, </text:span><text:span text:style-name="T14">contribuições especiais e empréstimos compulsórios</text:span><text:span text:style-name="T17">.</text:span></text:p>
      <text:p text:style-name="P97"/>
      <text:p text:style-name="P58"><text:span text:style-name="T17">A </text:span><text:span text:style-name="T18">CF</text:span><text:span text:style-name="T17"> determina que todos os </text:span><text:span text:style-name="T18">impostos</text:span><text:span text:style-name="T17"> nela discriminados tenham os respectivos </text:span><text:span text:style-name="T18">FG, BC e contribuintes</text:span><text:span text:style-name="T17"> definidos em </text:span><text:span text:style-name="T18">LC</text:span><text:span text:style-name="T17">.</text:span></text:p>
      <text:list xml:id="list9049513442127673897" text:style-name="L1">
        <text:list-item>
          <text:p text:style-name="P114"><text:span text:style-name="T17">Atenção!</text:span><text:span text:style-name="T19"> A CF </text:span><text:span text:style-name="T17">não</text:span><text:span text:style-name="T19"> menciona </text:span><text:span text:style-name="T15">alíquotas</text:span><text:span text:style-name="T19">.</text:span></text:p>
        </text:list-item>
      </text:list>
      <text:p text:style-name="P21"/>
      <text:p text:style-name="P4"><text:span text:style-name="T17">Capacidade contributiva</text:span><text:span text:style-name="T19">:</text:span></text:p>
      <text:p text:style-name="P31"><text:span text:style-name="T19">CF, art. 145, §1º – </text:span><text:span text:style-name="T17">Sempre que possível</text:span><text:span text:style-name="T19">, os </text:span><text:span text:style-name="T17">impostos</text:span><text:span text:style-name="T19"> terão caráter </text:span><text:span text:style-name="T17">pessoal</text:span><text:span text:style-name="T19"> e serão graduados segundo a </text:span><text:span text:style-name="T17">capacidade econômica do contribuinte</text:span><text:span text:style-name="T19">, facultado à administração tributária, especialmente para conferir efetividade a esses objetivos, identificar, respeitados os direitos individuais e nos termos da lei, o </text:span><text:span text:style-name="T17">patrimônio</text:span><text:span text:style-name="T19">, os </text:span><text:span text:style-name="T17">rendimentos</text:span><text:span text:style-name="T19"> e as </text:span><text:span text:style-name="T17">atividades econômicas</text:span><text:span text:style-name="T19"> do contribuinte.</text:span></text:p>
      <text:p text:style-name="P42"/>
      <text:p text:style-name="P59"><text:span text:style-name="T19">A </text:span><text:span text:style-name="T17">CF</text:span><text:span text:style-name="T19"> fala apenas no princípio da capacidade contributiva para </text:span><text:span text:style-name="T17">impostos</text:span><text:span text:style-name="T19">, mas o </text:span><text:span text:style-name="T17">STF</text:span><text:span text:style-name="T19"> já afirmou que nada impede que ele seja aplicado na criação de </text:span><text:span text:style-name="T17">taxas</text:span><text:span text:style-name="T19">.</text:span></text:p>
      <text:p text:style-name="P79"/>
      <text:p text:style-name="P60"><text:span text:style-name="T17">Impostos e LC</text:span><text:span text:style-name="T19">:</text:span></text:p>
      <text:p text:style-name="P32"><text:span text:style-name="T19">CF, Art. 146. Cabe à </text:span><text:span text:style-name="T17">LC</text:span><text:span text:style-name="T19">:</text:span></text:p>
      <text:p text:style-name="P32"><text:span text:style-name="T19">III – estabelecer </text:span><text:span text:style-name="T17">normas gerais</text:span><text:span text:style-name="T19"> em matéria de legislação tributária, especialmente sobre:</text:span></text:p>
      <text:p text:style-name="P37">a) definição de tributos e suas espécies, bem como, em relação aos impostos discriminados nesta Constituição, a dos respectivos FG, BC e contribuintes.</text:p>
      <text:p text:style-name="P37"/>
      <text:p text:style-name="P60"><text:span text:style-name="T17">Exceções ao Princípio da Não Afetação dos Impostos</text:span><text:span text:style-name="T19">:</text:span></text:p>
      <text:list xml:id="list3005699707610646211" text:style-name="L2">
        <text:list-item>
          <text:p text:style-name="P115">repartição constitucional dos impostos;</text:p>
        </text:list-item>
        <text:list-item>
          <text:p text:style-name="P115">destinação de recursos para:</text:p>
          <text:list>
            <text:list-item>
              <text:p text:style-name="P115">saúde;</text:p>
            </text:list-item>
            <text:list-item>
              <text:p text:style-name="P115">desenvolvimento do ensino;</text:p>
            </text:list-item>
            <text:list-item>
              <text:p text:style-name="P115">atividade da administração tributária;</text:p>
            </text:list-item>
          </text:list>
        </text:list-item>
        <text:list-item>
          <text:p text:style-name="P115">prestação de garantias para:</text:p>
          <text:list>
            <text:list-item>
              <text:p text:style-name="P115">operações de crédito por antecipação de receita;</text:p>
            </text:list-item>
            <text:list-item>
              <text:p text:style-name="P115">União;</text:p>
            </text:list-item>
            <text:list-item>
              <text:p text:style-name="P115">pagamento de débitos para com esta.</text:p>
            </text:list-item>
          </text:list>
        </text:list-item>
      </text:list>
      <text:p text:style-name="P5"><text:soft-page-break/><text:span text:style-name="T17">Repartição das Receitas Tributárias</text:span><text:span text:style-name="T19"> (CF, arts. 157 a 162):</text:span></text:p>
      <text:list xml:id="list4416164866255314395" text:style-name="L3">
        <text:list-item>
          <text:p text:style-name="P116">pertencem aos Estados/DF:</text:p>
          <text:list>
            <text:list-item>
              <text:p text:style-name="P116">IR incidente sobre rendimentos pagos por suas autarquias e fundações;</text:p>
            </text:list-item>
            <text:list-item>
              <text:p text:style-name="P130"><text:span text:style-name="T19">20% </text:span><text:span text:style-name="T20">dos impostos residuais;</text:span></text:p>
            </text:list-item>
          </text:list>
        </text:list-item>
        <text:list-item>
          <text:p text:style-name="P117">pertencem aos Municípios:</text:p>
          <text:list>
            <text:list-item>
              <text:p text:style-name="P117">IR incidente sobre rendimentos pagos por suas autarquias e fundações;</text:p>
            </text:list-item>
            <text:list-item>
              <text:p text:style-name="P131"><text:span text:style-name="T19">50% do ITR </text:span><text:span text:style-name="T21">em seu território</text:span><text:span text:style-name="T19">, ou 100% se optar por fiscalizá-lo;</text:span></text:p>
            </text:list-item>
            <text:list-item>
              <text:p text:style-name="P118">50% do IPVA em seu território;</text:p>
            </text:list-item>
            <text:list-item>
              <text:p text:style-name="P119">25% do ICMS nos seguintes termos:</text:p>
              <text:list>
                <text:list-item>
                  <text:p text:style-name="P119">no mínimo ¾ na proporção do valor adicionado em seu território;</text:p>
                </text:list-item>
                <text:list-item>
                  <text:p text:style-name="P119">até ¼ de acordo com o que dispuser lei estadual (federal no caso de território);</text:p>
                </text:list-item>
              </text:list>
            </text:list-item>
          </text:list>
        </text:list-item>
        <text:list-item>
          <text:p text:style-name="P119">a União entregará:</text:p>
          <text:list>
            <text:list-item>
              <text:p text:style-name="P119">49% do IR, da seguinte forma:</text:p>
              <text:list>
                <text:list-item>
                  <text:p text:style-name="P119">21,5% ao FPE;</text:p>
                </text:list-item>
                <text:list-item>
                  <text:p text:style-name="P119">22,5% ao FPM;</text:p>
                </text:list-item>
                <text:list-item>
                  <text:p text:style-name="P119">3% para financiamento do setor produtivo do N/NE/CO;</text:p>
                </text:list-item>
                <text:list-item>
                  <text:p text:style-name="P132"><text:span text:style-name="T19">1% ao FPM entregue no 1º decêndio de </text:span><text:span text:style-name="T17">dezembro</text:span><text:span text:style-name="T19">;</text:span></text:p>
                </text:list-item>
                <text:list-item>
                  <text:p text:style-name="P132"><text:span text:style-name="T19">1% ao FPM entregue no 1º decêndio de </text:span><text:span text:style-name="T17">julho</text:span><text:span text:style-name="T19">;</text:span></text:p>
                </text:list-item>
              </text:list>
            </text:list-item>
            <text:list-item>
              <text:p text:style-name="P119">10% do IPI aos Estados/DF na proporção do valor adicionado em seus territórios;</text:p>
            </text:list-item>
            <text:list-item>
              <text:p text:style-name="P120">29% da CIDE aos Estados/DF.</text:p>
            </text:list-item>
          </text:list>
        </text:list-item>
      </text:list>
      <text:p text:style-name="P10"/>
      <text:p text:style-name="P6"><text:span text:style-name="T19">Em relação às taxas, há </text:span><text:span text:style-name="T17">referibilidade</text:span><text:span text:style-name="T19"> da atividade estatal em relação ao contribuinte – são tributos </text:span><text:span text:style-name="T17">retributivos ou contraprestacionais</text:span><text:span text:style-name="T19">.</text:span></text:p>
      <text:p text:style-name="P33"><text:span text:style-name="T19">CTN, Art. 77. As </text:span><text:span text:style-name="T17">taxas</text:span><text:span text:style-name="T19"> cobradas pela U, E, DF e M, no âmbito de suas respectivas atribuições, têm como FG o </text:span><text:span text:style-name="T17">exercício regular do poder de polícia</text:span><text:span text:style-name="T19">, ou a </text:span><text:span text:style-name="T17">utilização, efetiva ou potencial, de serviço público específico e divisível, prestado ao contribuinte ou posto à sua disposição</text:span><text:span text:style-name="T19">.</text:span></text:p>
      <text:p text:style-name="P38"/>
      <text:p text:style-name="P39">CTN, Art. 79. Os serviços públicos a que se refere o artigo 77 consideram-se:</text:p>
      <text:p text:style-name="P39">I – utilizados pelo contribuinte:</text:p>
      <text:p text:style-name="P113"><text:span text:style-name="T19">a) </text:span><text:span text:style-name="T17">efetivamente</text:span><text:span text:style-name="T19">, quando por ele usufruídos a qualquer título;</text:span></text:p>
      <text:p text:style-name="P113"><text:span text:style-name="T19">b) </text:span><text:span text:style-name="T17">potencialmente</text:span><text:span text:style-name="T19">, quando, sendo de utilização compulsória, sejam postos à </text:span><text:span text:style-name="T15">sua disposição mediante atividade administrativa em efetivo funcionamento</text:span><text:span text:style-name="T19">;</text:span></text:p>
      <text:p text:style-name="P34"><text:span text:style-name="T19">II – </text:span><text:span text:style-name="T17">específicos</text:span><text:span text:style-name="T19">, quando possam ser </text:span><text:span text:style-name="T15">destacados em unidades autônomas de intervenção</text:span><text:span text:style-name="T19">, de unidade, ou de necessidades públicas;</text:span></text:p>
      <text:p text:style-name="P34"><text:span text:style-name="T19">III – </text:span><text:span text:style-name="T17">divisíveis</text:span><text:span text:style-name="T19">, quando suscetíveis de utilização, </text:span><text:span text:style-name="T15">separadamente, por parte de cada um dos seus usuários</text:span><text:span text:style-name="T19">.</text:span></text:p>
      <text:p text:style-name="P39"/>
      <text:p text:style-name="P61"><text:span text:style-name="T19">A </text:span><text:span text:style-name="T17">disponibilização</text:span><text:span text:style-name="T19"> do serviço deve ser </text:span><text:span text:style-name="T17">efetiva</text:span><text:span text:style-name="T19">. O que pode ser </text:span><text:span text:style-name="T17">potencial</text:span><text:span text:style-name="T19"> </text:span><text:span text:style-name="T17">ou efetivo</text:span><text:span text:style-name="T19"> é a </text:span><text:span text:style-name="T17">utilização por parte do contribuinte</text:span><text:span text:style-name="T19">.</text:span></text:p>
      <text:p text:style-name="P80"/>
      <text:p text:style-name="P62"><text:span text:style-name="T17">Disponibilização do serviço</text:span><text:span text:style-name="T19"> → deve ser efetiva</text:span></text:p>
      <text:p text:style-name="P62"><text:span text:style-name="T17">Utilização pelo contribuinte</text:span><text:span text:style-name="T19"> → pode ser efetiva ou potencial</text:span></text:p>
      <text:p text:style-name="P81"><text:soft-page-break/></text:p>
      <text:p text:style-name="P63"><text:span text:style-name="T19">STF: a </text:span><text:span text:style-name="T17">prestação </text:span><text:span text:style-name="T19">do serviço pode ser </text:span><text:span text:style-name="T17">potencial</text:span><text:span text:style-name="T19"> (ou a utilização, sob a ótica do contribuinte).</text:span></text:p>
      <text:p text:style-name="P82"/>
      <text:p text:style-name="P64"><text:span text:style-name="T19">Serviços </text:span><text:span text:style-name="T17">específicos</text:span><text:span text:style-name="T19"> → aqueles prestados </text:span><text:span text:style-name="T17">singularmente a determinado usuário</text:span></text:p>
      <text:p text:style-name="P64"><text:span text:style-name="T19">Serviços </text:span><text:span text:style-name="T17">divisíveis</text:span><text:span text:style-name="T19"> → trazem </text:span><text:span text:style-name="T17">benefícios individuais a cada usuário</text:span></text:p>
      <text:p text:style-name="P83"/>
      <text:p text:style-name="P65"><text:span text:style-name="T19">STF, RE 643.247/SP: </text:span><text:span text:style-name="T24">Em 2017 o </text:span><text:span text:style-name="T19">STF julgou </text:span><text:span text:style-name="T17">inconstitucional</text:span><text:span text:style-name="T19"> lei municipal que instituiu taxa pelo uso efetivo ou potencial dos serviços municipais de assistência, combate e extinção de incêndios. </text:span><text:span text:style-name="T22">Motivo: a CF atribui aos estados a execução de atividades de defesa civil, incluindo a prevenção e o combate a incêndios. Por essa razão, o Município não poderia substituir o Estado, por meio da criação de um tributo específico para esse fim. </text:span><text:span text:style-name="T23">Além disso, o serviço é </text:span><text:span text:style-name="T29">indivisível</text:span><text:span text:style-name="T23"> (beneficiário é a coletividade).</text:span></text:p>
      <text:p text:style-name="P84"/>
      <text:p text:style-name="P66"><text:span text:style-name="T29">L</text:span><text:span text:style-name="T17">impeza pública</text:span><text:span text:style-name="T19">, combate a incêndio e segurança pública </text:span><text:span text:style-name="T17">não</text:span><text:span text:style-name="T19"> podem ser custeados por taxa.</text:span></text:p>
      <text:p text:style-name="P67"><text:span text:style-name="T19">A </text:span><text:span text:style-name="T17">coleta domiciliar de lixo</text:span><text:span text:style-name="T19"> pode ser custeada por taxa </text:span><text:span text:style-name="T25">(SV 19), </text:span><text:span text:style-name="T26">mas somente se for </text:span><text:span text:style-name="T16">completamente dissociada de outros serviços públicos realizados em favor da sociedade</text:span><text:span text:style-name="T26">.</text:span></text:p>
      <text:p text:style-name="P85"/>
      <text:p text:style-name="P68"><text:span text:style-name="T30">C</text:span><text:span text:style-name="T17">ustas judiciais</text:span><text:span text:style-name="T19"> e </text:span><text:span text:style-name="T17">emolumentos</text:span><text:span text:style-name="T19"> </text:span><text:span text:style-name="T17">de serviços notariais </text:span><text:span text:style-name="T19">são considerados taxas.</text:span></text:p>
      <text:p text:style-name="P86"/>
      <text:p text:style-name="P69"><text:span text:style-name="T19">STF: a existência de órgão administrativo constitui elemento para se concluir que </text:span><text:span text:style-name="T15">houve o efetivo exercício</text:span><text:span text:style-name="T19"> do poder de polícia.</text:span></text:p>
      <text:p text:style-name="P87"/>
      <text:p text:style-name="P70"><text:span text:style-name="T17">Exercício regular do poder de polícia</text:span><text:span text:style-name="T19">: ser desempenhado por órgão competente nos limites da lei aplicável com observância do processo legal e, tratando-se de atividade que a lei tenha como discricionária, sem abuso ou desvio de poder.</text:span></text:p>
      <text:p text:style-name="P88"/>
      <text:p text:style-name="P71"><text:span text:style-name="T19">STF, RE 614.246-AgR/SP: é </text:span><text:span text:style-name="T17">inconstitucional</text:span><text:span text:style-name="T19"> a cobrança de Taxa de Licença de Localização e Funcionamento pelos municípios </text:span><text:span text:style-name="T15">quando usada como BC o número de empregados</text:span><text:span text:style-name="T19">.</text:span></text:p>
      <text:p text:style-name="P89"/>
      <text:p text:style-name="P35"><text:span text:style-name="T19">CF, Art. 145, §2º As </text:span><text:span text:style-name="T17">taxas</text:span><text:span text:style-name="T19"> não poderão ter </text:span><text:span text:style-name="T17">BC</text:span><text:span text:style-name="T19"> própria de </text:span><text:span text:style-name="T17">impostos</text:span><text:span text:style-name="T19">.</text:span></text:p>
      <text:p text:style-name="P40"/>
      <text:p text:style-name="P72"><text:span text:style-name="T19">SV 29: é </text:span><text:span text:style-name="T17">constitucional</text:span><text:span text:style-name="T19"> a adoção, no cálculo do valor da </text:span><text:span text:style-name="T17">taxa</text:span><text:span text:style-name="T19">, de </text:span><text:span text:style-name="T15">um ou mais elementos da BC própria de determinado imposto</text:span><text:span text:style-name="T19">, desde que </text:span><text:span text:style-name="T17">não haja integral identidade</text:span><text:span text:style-name="T19"> entre uma base e outra.</text:span></text:p>
      <text:p text:style-name="P90"/>
      <text:p text:style-name="P36"><text:span text:style-name="T19">CTN, Art. 77, Parágrafo único. A </text:span><text:span text:style-name="T17">taxa</text:span><text:span text:style-name="T19"> não pode ter BC ou FG idênticos aos que correspondam a </text:span><text:span text:style-name="T17">imposto</text:span><text:span text:style-name="T19">, </text:span><text:span text:style-name="T15">nem ser calculada em função do capital das empresas</text:span><text:span text:style-name="T19">.</text:span></text:p>
      <text:p text:style-name="P99"/>
      <text:p text:style-name="P73"><text:span text:style-name="T19">STF: o capital das empresas </text:span><text:span text:style-name="T17">não</text:span><text:span text:style-name="T19"> pode ser usado como BC das taxas, mas pode ser um </text:span><text:span text:style-name="T15">fator de referência</text:span><text:span text:style-name="T19">, para calcular um valor fixo de taxa.</text:span></text:p>
      <text:p text:style-name="P91"/>
      <text:p text:style-name="P74"><text:span text:style-name="T19">A rescisão não é possível para as </text:span><text:span text:style-name="T17">taxas</text:span><text:span text:style-name="T19">, mas o é para os </text:span><text:span text:style-name="T17">preços públicos</text:span><text:span text:style-name="T19">, pois estes se originam de um contrato.</text:span></text:p>
      <text:p text:style-name="P9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9">Taxa</text:p>
          </table:table-cell>
          <table:table-cell table:style-name="Tabela2.B1" office:value-type="string">
            <text:p text:style-name="P109">Preço Público <text:span text:style-name="T33">(ou Tarifa)</text:span></text:p>
          </table:table-cell>
        </table:table-row>
        <table:table-row>
          <table:table-cell table:style-name="Tabela2.A2" office:value-type="string">
            <text:p text:style-name="P103">Natureza tributária</text:p>
          </table:table-cell>
          <table:table-cell table:style-name="Tabela2.B2" office:value-type="string">
            <text:p text:style-name="P103">Natureza não tributária</text:p>
          </table:table-cell>
        </table:table-row>
        <table:table-row>
          <table:table-cell table:style-name="Tabela2.A2" office:value-type="string">
            <text:p text:style-name="P103">Decorre de lei</text:p>
          </table:table-cell>
          <table:table-cell table:style-name="Tabela2.B2" office:value-type="string">
            <text:p text:style-name="P103">Decorre de contrato administrativo</text:p>
          </table:table-cell>
        </table:table-row>
        <text:soft-page-break/>
        <table:table-row>
          <table:table-cell table:style-name="Tabela2.A2" office:value-type="string">
            <text:p text:style-name="P103">Não há manifestação da vontade</text:p>
          </table:table-cell>
          <table:table-cell table:style-name="Tabela2.B2" office:value-type="string">
            <text:p text:style-name="P103">Há manifestação da vontade</text:p>
          </table:table-cell>
        </table:table-row>
        <table:table-row>
          <table:table-cell table:style-name="Tabela2.A2" office:value-type="string">
            <text:p text:style-name="P103">Compulsória</text:p>
          </table:table-cell>
          <table:table-cell table:style-name="Tabela2.B2" office:value-type="string">
            <text:p text:style-name="P103">Facultativo</text:p>
          </table:table-cell>
        </table:table-row>
        <table:table-row>
          <table:table-cell table:style-name="Tabela2.A2" office:value-type="string">
            <text:p text:style-name="P103">Direito público</text:p>
          </table:table-cell>
          <table:table-cell table:style-name="Tabela2.B2" office:value-type="string">
            <text:p text:style-name="P103">Direito privado</text:p>
          </table:table-cell>
        </table:table-row>
        <table:table-row>
          <table:table-cell table:style-name="Tabela2.A2" office:value-type="string">
            <text:p text:style-name="P103">Cobrada por PJ de direito público</text:p>
          </table:table-cell>
          <table:table-cell table:style-name="Tabela2.B2" office:value-type="string">
            <text:p text:style-name="P103">Cobrada por PJ de direito público ou privado</text:p>
          </table:table-cell>
        </table:table-row>
        <table:table-row>
          <table:table-cell table:style-name="Tabela2.A2" office:value-type="string">
            <text:p text:style-name="P103">Receita derivada</text:p>
          </table:table-cell>
          <table:table-cell table:style-name="Tabela2.B2" office:value-type="string">
            <text:p text:style-name="P103">Receita originária</text:p>
          </table:table-cell>
        </table:table-row>
      </table:table>
      <text:p text:style-name="P92"/>
      <text:p text:style-name="P75"><text:span text:style-name="T19">Serviço de energia elétrica e de água são remunerados por meio de </text:span><text:span text:style-name="T17">tarifas</text:span><text:span text:style-name="T19"> (preço público).</text:span></text:p>
      <text:p text:style-name="P93"/>
      <text:p text:style-name="P76"><text:span text:style-name="T19">Serviço postal é remunerado mediante </text:span><text:span text:style-name="T17">taxa</text:span><text:span text:style-name="T19">.</text:span></text:p>
      <text:p text:style-name="P94"/>
      <text:p text:style-name="P77"><text:span text:style-name="T19">STF: a cobrança de </text:span><text:span text:style-name="T17">taxa</text:span><text:span text:style-name="T19"> por emissão ou remessa de carnês/guias de recolhimento de tributos é </text:span><text:span text:style-name="T17">inconstitucional</text:span><text:span text:style-name="T19">.</text:span></text:p>
      <text:p text:style-name="P95"/>
      <text:p text:style-name="P78"><text:span text:style-name="T17">Contribuição de Melhoria</text:span><text:span text:style-name="T19">:</text:span></text:p>
      <text:list xml:id="list7550262979812339550" text:style-name="L4">
        <text:list-item>
          <text:p text:style-name="P133"><text:span text:style-name="T19">FG: </text:span><text:span text:style-name="T17">valorização</text:span><text:span text:style-name="T19"> imobiliária;</text:span></text:p>
        </text:list-item>
        <text:list-item>
          <text:p text:style-name="P134"><text:span text:style-name="T19">limite </text:span><text:span text:style-name="T17">total</text:span><text:span text:style-name="T19">: despesa realizada;</text:span></text:p>
        </text:list-item>
        <text:list-item>
          <text:p text:style-name="P134"><text:span text:style-name="T19">limite </text:span><text:span text:style-name="T17">individual</text:span><text:span text:style-name="T19">: acréscimo de valor que da obra resultar para cada imóvel beneficiado;</text:span></text:p>
        </text:list-item>
        <text:list-item>
          <text:p text:style-name="P135"><text:span text:style-name="T19">é o </text:span><text:span text:style-name="T17">CTN</text:span><text:span text:style-name="T19"> que define os limites </text:span><text:span text:style-name="T17">total e individual</text:span><text:span text:style-name="T19">, a CF é </text:span><text:span text:style-name="T17">omissa</text:span><text:span text:style-name="T19"> quanto a isso;</text:span></text:p>
        </text:list-item>
        <text:list-item>
          <text:p text:style-name="P121">obras previstas no DL 195/67 que ensejam contribuição de melhoria:</text:p>
          <text:list>
            <text:list-item>
              <text:p text:style-name="P122">abertura, alargamento, pavimentação, iluminação, arborização, esgotos pluviais e outros melhoramentos de praças e vias públicas;</text:p>
            </text:list-item>
            <text:list-item>
              <text:p text:style-name="P122">construção e ampliação de parques, campos de desportos, pontes, túneis e viadutos;</text:p>
            </text:list-item>
            <text:list-item>
              <text:p text:style-name="P122">construção ou ampliação de sistemas de trânsito rápido inclusive todas as obras e edificações necessárias ao funcionamento do sistema;</text:p>
            </text:list-item>
            <text:list-item>
              <text:p text:style-name="P122">serviços e obras de abastecimento de água potável, esgotos, instalações de redes elétricas, telefônicas, transportes e comunicações em geral ou de suprimento de gás, funiculares, ascensores e instalações de comodidade pública;</text:p>
            </text:list-item>
            <text:list-item>
              <text:p text:style-name="P122">proteção contra secas, inundações, erosão, ressacas, e de saneamento de drenagem em geral, diques, cais, desobstrução de barras, portos e canais, retificação e regularização de cursos d’água e irrigação;</text:p>
            </text:list-item>
            <text:list-item>
              <text:p text:style-name="P122">construção de estradas de ferro e construção, pavimentação e melhoramento de estradas de rodagem;</text:p>
            </text:list-item>
            <text:list-item>
              <text:p text:style-name="P122">aterros e realizações de embelezamento em geral, inclusive desapropriações em desenvolvimento de plano de aspecto paisagístico;</text:p>
            </text:list-item>
          </text:list>
        </text:list-item>
        <text:list-item>
          <text:p text:style-name="P136"><text:span text:style-name="T19">STF: mero </text:span><text:span text:style-name="T17">recapeamento</text:span><text:span text:style-name="T19"> de via pública já asfaltada </text:span><text:span text:style-name="T17">não</text:span><text:span text:style-name="T19"> justifica a cobrança do tributo;</text:span></text:p>
        </text:list-item>
        <text:list-item>
          <text:p text:style-name="P122">requisitos mínimos da lei instituidora da Contribuição de Melhoria:</text:p>
          <text:list>
            <text:list-item>
              <text:p text:style-name="P122">publicação prévia de:</text:p>
              <text:list>
                <text:list-item>
                  <text:p text:style-name="P122">memorial descritivo do projeto;</text:p>
                </text:list-item>
                <text:list-item>
                  <text:p text:style-name="P122">orçamento do custo da obra;</text:p>
                </text:list-item>
                <text:list-item>
                  <text:p text:style-name="P122">determinação da parcela do custo da obra a ser financiada pela contribuição;</text:p>
                </text:list-item>
                <text:list-item>
                  <text:p text:style-name="P122">delimitação da zona beneficiada;</text:p>
                </text:list-item>
                <text:list-item>
                  <text:p text:style-name="P122">determinação do fato de absorção do benefício da valorização para toda a zona ou para cada uma das áreas diferenciadas, nela contidas;</text:p>
                </text:list-item>
              </text:list>
            </text:list-item>
            <text:list-item>
              <text:p text:style-name="P136"><text:span text:style-name="T19">fixação de prazo não inferior a </text:span><text:span text:style-name="T17">30 dias</text:span><text:span text:style-name="T19">, para </text:span><text:span text:style-name="T17">impugnação</text:span><text:span text:style-name="T19"> pelos interessados, <text:s/>de qualquer dos elementos referidos no inciso anterior;</text:span></text:p>
            </text:list-item>
            <text:list-item>
              <text:p text:style-name="P122"><text:soft-page-break/>regulamentação do processo administrativo de instrução e julgamento da impugnação a que se refere o inciso anterior, sem prejuízo da sua apreciação judicial;</text:p>
            </text:list-item>
          </text:list>
        </text:list-item>
        <text:list-item>
          <text:p text:style-name="P136"><text:span text:style-name="T19">o tributo </text:span><text:span text:style-name="T17">não</text:span><text:span text:style-name="T19"> pode ser cobrado </text:span><text:span text:style-name="T17">antes</text:span><text:span text:style-name="T19"> da realização da obra pública, mas nada impede a </text:span><text:span text:style-name="T17">instituição</text:span><text:span text:style-name="T19"> do tributo </text:span><text:span text:style-name="T17">após</text:span><text:span text:style-name="T19"> o término de parte da obra, se já houver resultado em valorização imobiliária para o contribuinte.</text:span></text:p>
        </text:list-item>
      </text:list>
      <text:p text:style-name="P11"/>
      <text:p text:style-name="P7"><text:span text:style-name="T17">Empréstimos Compulsórios</text:span><text:span text:style-name="T19">:</text:span></text:p>
      <text:list xml:id="list3946953084771477128" text:style-name="L5">
        <text:list-item>
          <text:p text:style-name="P123">instituídos por LC;</text:p>
        </text:list-item>
        <text:list-item>
          <text:p text:style-name="P137"><text:span text:style-name="T19">competência </text:span><text:span text:style-name="T17">exclusiva</text:span><text:span text:style-name="T19"> da União;</text:span></text:p>
        </text:list-item>
        <text:list-item>
          <text:p text:style-name="P138"><text:span text:style-name="T19">situações autorizadoras (</text:span><text:span text:style-name="T17">não</text:span><text:span text:style-name="T19"> são FG!):</text:span></text:p>
          <text:list>
            <text:list-item>
              <text:p text:style-name="P138"><text:span text:style-name="T19">despesas extraordinárias </text:span><text:span text:style-name="T27">(só podem ser exigidas </text:span><text:span text:style-name="T31">após o esgotamento dos fundos públicos </text:span><text:span text:style-name="T32">de contingência</text:span><text:span text:style-name="T31">!</text:span><text:span text:style-name="T27">)</text:span><text:span text:style-name="T19">:</text:span></text:p>
              <text:list>
                <text:list-item>
                  <text:p text:style-name="P124">decorrentes de calamidade pública;</text:p>
                </text:list-item>
                <text:list-item>
                  <text:p text:style-name="P124">decorrentes de guerra externa ou sua iminência;</text:p>
                </text:list-item>
              </text:list>
            </text:list-item>
            <text:list-item>
              <text:p text:style-name="P124">investimento público de caráter urgente e de relevante interesse nacional;</text:p>
            </text:list-item>
          </text:list>
        </text:list-item>
        <text:list-item>
          <text:p text:style-name="P138"><text:span text:style-name="T19">o </text:span><text:span text:style-name="T17">FG</text:span><text:span text:style-name="T19"> foi deixado a critério do legislador;</text:span></text:p>
        </text:list-item>
        <text:list-item>
          <text:p text:style-name="P138"><text:span text:style-name="T19">são tributos de </text:span><text:span text:style-name="T17">arrecadação vinculada</text:span><text:span text:style-name="T19">, mas não são necessariamente tributos vinculados, já que a escolha do FG está a cargo do legislador;</text:span></text:p>
        </text:list-item>
        <text:list-item>
          <text:p text:style-name="P139"><text:span text:style-name="T19">STF: a restituição deve ser efetuada </text:span><text:span text:style-name="T17">na mesma espécie</text:span><text:span text:style-name="T19"> do que foi recolhido.</text:span></text:p>
        </text:list-item>
      </text:list>
      <text:p text:style-name="P12"/>
      <text:p text:style-name="P8"><text:span text:style-name="T17">Contribuições Especiais</text:span><text:span text:style-name="T19">:</text:span></text:p>
      <text:list xml:id="list2003026328115926102" text:style-name="L6">
        <text:list-item>
          <text:p text:style-name="P125">se a finalidade da exigência de uma Contribuição Especial for alterada, altera-se a própria exigência. Isso não significa que ela deixará de ter fundamento constitucional, pois se a nova finalidade for admitida no texto constitucional, ela poderá subsistir como novo tributo;</text:p>
        </text:list-item>
        <text:list-item>
          <text:p text:style-name="P140"><text:span text:style-name="T19">já foram denominadas “contribuições parafiscais”: são aquelas instituídas por pessoa política e arrecadados por outra PJ – mas atualmente </text:span><text:span text:style-name="T17">não</text:span><text:span text:style-name="T19"> podem ser consideradas “contribuições parafiscais” em todos os casos, pois há algumas subespécies cujos recursos são destinados ao próprio Estado;</text:span></text:p>
        </text:list-item>
        <text:list-item>
          <text:p text:style-name="P141"><text:span text:style-name="T19">competência </text:span><text:span text:style-name="T17">exclusiva</text:span><text:span text:style-name="T19"> da União (contribuições sociais, CIDE’s e contribuições de interesse das categorias profissionais ou econômicas);</text:span></text:p>
          <text:list>
            <text:list-item>
              <text:p text:style-name="P126">exceção: contribuição para a previdência dos servidores dos Estados e Municípios;</text:p>
            </text:list-item>
          </text:list>
        </text:list-item>
        <text:list-item>
          <text:p text:style-name="P127">STF: a expressão regime previdenciário não abrange a prestação de serviços médicos, hospitalares, odontológicos e farmacêuticos;</text:p>
        </text:list-item>
        <text:list-item>
          <text:p text:style-name="P128">STF: contribuições sociais dividem-se em: contribuições para a seguridade social, outras contribuições sociais e contribuições sociais gerais;</text:p>
        </text:list-item>
        <text:list-item>
          <text:p text:style-name="P129">contribuições sociais e CIDE’s terão as seguintes características:</text:p>
          <text:list>
            <text:list-item>
              <text:p text:style-name="P142"><text:span text:style-name="T17">não</text:span><text:span text:style-name="T19"> incidem sobre receitas de exportação;</text:span></text:p>
            </text:list-item>
            <text:list-item>
              <text:p text:style-name="P129">incidem sobre a importação de produtos estrangeiros ou serviços;</text:p>
            </text:list-item>
            <text:list-item>
              <text:p text:style-name="P142"><text:span text:style-name="T19">podem ter alíquotas </text:span><text:span text:style-name="T9">ad valorem</text:span><text:span text:style-name="T11"> ou específica;</text:span></text:p>
            </text:list-item>
          </text:list>
        </text:list-item>
        <text:list-item>
          <text:p text:style-name="P143"><text:span text:style-name="T11">no caso da contribuição sobre importação, permite-se </text:span><text:span text:style-name="T13">equiparar</text:span><text:span text:style-name="T11"> a pessoa natural destinatária a PJ, na forma da lei;</text:span></text:p>
        </text:list-item>
        <text:list-item>
          <text:p text:style-name="P144"><text:span text:style-name="T11">pode-se estabelecer a incidência </text:span><text:span text:style-name="T13">monofásica</text:span><text:span text:style-name="T11">, que se justifica em tributos cuja incidência ocorre várias vezes sobre o mesmo produto. Dessa forma, por questão de praticabilidade, permite-se </text:span><text:span text:style-name="T13">uma única incidência</text:span><text:span text:style-name="T11">.</text:span></text:p>
        </text:list-item>
      </text:list>
      <text:p text:style-name="P14"/>
      <text:p text:style-name="P9"><text:span text:style-name="T13">Contribuições para a Seguridade Social</text:span><text:span text:style-name="T11">:</text:span></text:p>
      <text:list xml:id="list7824073616730554709" text:style-name="L7">
        <text:list-item>
          <text:p text:style-name="P145">podem incidir sobre várias bases econômicas:</text:p>
          <text:list>
            <text:list-item>
              <text:p text:style-name="P176"><text:span text:style-name="T10">receita ou faturamento</text:span><text:span text:style-name="T11">: COFINS;</text:span></text:p>
            </text:list-item>
            <text:list-item>
              <text:p text:style-name="P176"><text:soft-page-break/><text:span text:style-name="T10">lucro</text:span><text:span text:style-name="T11">: CSLL;</text:span></text:p>
            </text:list-item>
            <text:list-item>
              <text:p text:style-name="P176"><text:span text:style-name="T10">importação de bens ou serviços do exterior</text:span><text:span text:style-name="T11">: PIS/PASEP-Importação e COFINS-Importação;</text:span></text:p>
            </text:list-item>
          </text:list>
        </text:list-item>
        <text:list-item>
          <text:p text:style-name="P145">e também sobre as seguintes bases econômicas:</text:p>
          <text:list>
            <text:list-item>
              <text:p text:style-name="P145">folha de salários e demais rendimentos do trabalho pagos ou creditados, a qualquer título, à PF que preste serviço ao empregador;</text:p>
            </text:list-item>
            <text:list-item>
              <text:p text:style-name="P176"><text:span text:style-name="T11">do trabalhador e dos demais segurados da previdência social, </text:span><text:span text:style-name="T13">não</text:span><text:span text:style-name="T11"> incidindo contribuição sobre aposentadoria e pensão pelo RGPS;</text:span></text:p>
            </text:list-item>
            <text:list-item>
              <text:p text:style-name="P145">receita de concursos de prognósticos.</text:p>
            </text:list-item>
          </text:list>
        </text:list-item>
      </text:list>
      <text:p text:style-name="P15"/>
      <text:p text:style-name="P13"><text:span text:style-name="T13">Outras Contribuições Sociais</text:span><text:span text:style-name="T11">:</text:span></text:p>
      <text:list xml:id="list3722552768469268569" text:style-name="L8">
        <text:list-item>
          <text:p text:style-name="P146">competência residual, somente da União;</text:p>
        </text:list-item>
        <text:list-item>
          <text:p text:style-name="P146">instituição de nova contribuição deve respeitar os seguintes critérios:</text:p>
          <text:list>
            <text:list-item>
              <text:p text:style-name="P146">por LC;</text:p>
            </text:list-item>
            <text:list-item>
              <text:p text:style-name="P146">não cumulativa;</text:p>
            </text:list-item>
            <text:list-item>
              <text:p text:style-name="P146">não pode ter BC ou FG próprios de outras contribuições já existentes;</text:p>
            </text:list-item>
          </text:list>
        </text:list-item>
        <text:list-item>
          <text:p text:style-name="P177"><text:span text:style-name="T11">todas as contribuições, sem exceção, estão sujeitas à LC de normas gerais (que é o CTN). Contudo, apenas aquelas cuja </text:span><text:span text:style-name="T13">base econômica não foi prevista na CF</text:span><text:span text:style-name="T11"> serão instituídas por </text:span><text:span text:style-name="T13">LC</text:span><text:span text:style-name="T11">, sendo as demais por lei ordinária.</text:span></text:p>
        </text:list-item>
      </text:list>
      <text:p text:style-name="P16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04">Os <text:span text:style-name="T1">impostos</text:span><text:span text:style-name="T3"> discriminados na CF devem ter </text:span><text:span text:style-name="T1">BC, FG</text:span><text:span text:style-name="T3"> </text:span><text:span text:style-name="T1">e contribuintes</text:span><text:span text:style-name="T3"> definidos em </text:span><text:span text:style-name="T1">LC</text:span><text:span text:style-name="T3">.</text:span></text:p>
            <text:p text:style-name="P112"/>
            <text:p text:style-name="P104"><text:span text:style-name="T3">Essa exigência </text:span><text:span text:style-name="T1">não</text:span><text:span text:style-name="T3"> foi feita em relação às </text:span><text:span text:style-name="T1">contribuições especiais</text:span><text:span text:style-name="T3">.</text:span></text:p>
          </table:table-cell>
        </table:table-row>
      </table:table>
      <text:p text:style-name="P16"/>
      <text:p text:style-name="P17">Contribuições Sociais Gerais<text:span text:style-name="T3">:</text:span></text:p>
      <text:list xml:id="list853646677857520126" text:style-name="L9">
        <text:list-item>
          <text:p text:style-name="P162"><text:span text:style-name="T3">destinadas a custear atividades do poder público na área social, </text:span><text:span text:style-name="T15">mas não destinadas à seguridade social</text:span><text:span text:style-name="T3">;</text:span></text:p>
        </text:list-item>
        <text:list-item>
          <text:p text:style-name="P147">ex.: salário-educação, contribuições ao Sistema “S”;</text:p>
        </text:list-item>
        <text:list-item>
          <text:p text:style-name="P148">são tributos parafiscais (recursos são destinados a outras entidades, que não o Estado);</text:p>
        </text:list-item>
        <text:list-item>
          <text:p text:style-name="P163"><text:span text:style-name="T3">Natureza jurídica do FGTS</text:span><text:span text:style-name="T19">:</text:span></text:p>
          <text:list>
            <text:list-item>
              <text:p text:style-name="P163"><text:span text:style-name="T19">Lei 8.036/90: contribuição tradicional de 8% da remuneração paga pelo empregador ao trabalhador; → </text:span><text:span text:style-name="T17">STF: não é tributo!</text:span></text:p>
            </text:list-item>
            <text:list-item>
              <text:p text:style-name="P163"><text:span text:style-name="T19">LC 110/01: contribuição de 10% sobre montante de todos os depósitos realizados ao FGTS durante o período do contrato de trabalho, em caso de despedida de empregado sem justa causa; → </text:span><text:span text:style-name="T17">STF: é tributo!</text:span></text:p>
            </text:list-item>
            <text:list-item>
              <text:p text:style-name="P163"><text:span text:style-name="T19">Súmula STJ 353: as disposições do CTN </text:span><text:span text:style-name="T17">não</text:span><text:span text:style-name="T19"> se aplicam às contribuições para o FGTS.</text:span></text:p>
            </text:list-item>
          </text:list>
        </text:list-item>
      </text:list>
      <text:p text:style-name="P149"/>
      <text:p text:style-name="P18"><text:span text:style-name="T17">CIDE’s</text:span><text:span text:style-name="T19">:</text:span></text:p>
      <text:list xml:id="list4534485420590071949" text:style-name="L10">
        <text:list-item>
          <text:p text:style-name="P150">competência exclusiva da União;</text:p>
        </text:list-item>
        <text:list-item>
          <text:p text:style-name="P150">extrafiscal;</text:p>
        </text:list-item>
        <text:list-item>
          <text:p text:style-name="P150">arrecadação vinculada;</text:p>
        </text:list-item>
        <text:list-item>
          <text:p text:style-name="P150">não incidem sobre as exportações;</text:p>
        </text:list-item>
        <text:list-item>
          <text:p text:style-name="P150">incidem nas importações;</text:p>
        </text:list-item>
        <text:list-item>
          <text:p text:style-name="P164"><text:span text:style-name="T19">alíquotas podem ser </text:span><text:span text:style-name="T9">ad valorem</text:span><text:span text:style-name="T19"> ou específicas;</text:span></text:p>
        </text:list-item>
        <text:list-item>
          <text:p text:style-name="P165"><text:span text:style-name="T19">CF </text:span><text:span text:style-name="T17">não</text:span><text:span text:style-name="T19"> delineou os FG – União possui certa autonomia para criar novas CIDE’s;</text:span></text:p>
        </text:list-item>
        <text:list-item>
          <text:p text:style-name="P166"><text:span text:style-name="T17">CIDE-Combustíveis</text:span><text:span text:style-name="T19">:</text:span></text:p>
          <text:list>
            <text:list-item>
              <text:p text:style-name="P151">única CIDE cujo FG foi previsto expressamente na CF (CF, art. 177, §4º);</text:p>
            </text:list-item>
          </text:list>
        </text:list-item>
      </text:list>
      <text:p text:style-name="P152"><text:soft-page-break/></text:p>
      <text:p text:style-name="P41"><text:span text:style-name="T19">CF, Art. 177, §4º A lei que instituir a CIDE relativa às atividades de </text:span><text:span text:style-name="T17">importação</text:span><text:span text:style-name="T19"> ou </text:span><text:span text:style-name="T17">comercialização</text:span><text:span text:style-name="T19"> de petróleo e seus derivados, gás natural e seus derivados e álcool combustível deverá atender aos seguintes requisitos:</text:span></text:p>
      <text:p text:style-name="P179">I – a alíquota da contribuição poderá ser:</text:p>
      <text:p text:style-name="P179">a) diferenciada por produto ou uso;</text:p>
      <text:p text:style-name="P179">b) reduzida e restabelecida por ato do Poder Executivo, não se lhe aplicando o disposto no art. 150, III, b;</text:p>
      <text:p text:style-name="P180">II – os recursos arrecadados serão destinados:</text:p>
      <text:p text:style-name="P180">a) ao pagamento de subsídios a preços ou transporte de álcool combustível, gás natural e seus derivados e derivados de petróleo;</text:p>
      <text:p text:style-name="P180">b) ao financiamento de projetos ambientais relacionados com a indústria do petróleo e do gás;</text:p>
      <text:p text:style-name="P180">c) ao financiamento de programas de infraestrutura de transportes.</text:p>
      <text:p text:style-name="P153"/>
      <text:list xml:id="list7432080504256198487" text:style-name="L11">
        <text:list-item>
          <text:p text:style-name="P154">Outras CIDE’s:</text:p>
          <text:list>
            <text:list-item>
              <text:p text:style-name="P154">AFRRM;</text:p>
            </text:list-item>
            <text:list-item>
              <text:p text:style-name="P154">contribuições para o SEBRAE (considerada CIDE pelo STF);</text:p>
            </text:list-item>
            <text:list-item>
              <text:p text:style-name="P154">Adicional de Tarifa Portuária (considerada CIDE pelo STF);</text:p>
            </text:list-item>
            <text:list-item>
              <text:p text:style-name="P154">CIDE destinada a financiar o Programa de Estímulo à Interação Universidade-Empresa para o Apoio à Inovação – CIDE-Royalties.</text:p>
            </text:list-item>
          </text:list>
        </text:list-item>
      </text:list>
      <text:p text:style-name="P153"/>
      <text:p text:style-name="P19"><text:span text:style-name="T17">COSIP</text:span><text:span text:style-name="T19">:</text:span></text:p>
      <text:list xml:id="list6668213780122816319" text:style-name="L12">
        <text:list-item>
          <text:p text:style-name="P155">competência restrita aos Municípios e ao DF;</text:p>
        </text:list-item>
        <text:list-item>
          <text:p text:style-name="P155">arrecadação vinculada ao custeio do serviço de iluminação pública;</text:p>
        </text:list-item>
        <text:list-item>
          <text:p text:style-name="P155">facultada cobrança desse tributo na fatura de consumo de energia elétrica;</text:p>
        </text:list-item>
        <text:list-item>
          <text:p text:style-name="P156">STF:</text:p>
          <text:list>
            <text:list-item>
              <text:p text:style-name="P167"><text:span text:style-name="T19">lei que restringe os contribuintes da COSIP aos consumidores de energia elétrica do município </text:span><text:span text:style-name="T17">não</text:span><text:span text:style-name="T19"> ofende o princípio da isonomia, ante a impossibilidade de se identificar e tributar todos os beneficiários do serviço de iluminação pública;</text:span></text:p>
            </text:list-item>
            <text:list-item>
              <text:p text:style-name="P167"><text:span text:style-name="T19">a </text:span><text:span text:style-name="T17">progressividade da alíquota</text:span><text:span text:style-name="T19">, que resulta do rateio do custo da iluminação pública entre os consumidores de energia elétrica, </text:span><text:span text:style-name="T17">não</text:span><text:span text:style-name="T19"> afronta o princípio da capacidade </text:span><text:span text:style-name="T28">contributiva</text:span><text:span text:style-name="T19">;</text:span></text:p>
            </text:list-item>
            <text:list-item>
              <text:p text:style-name="P168"><text:span text:style-name="T19">tributo de caráter </text:span><text:span text:style-name="T9">sui generis</text:span><text:span text:style-name="T19">, que não se confunde com um imposto, porque sua receita se destina a finalidade específica, nem com uma taxa, <text:s/>por não exigir a contraprestação individualizada de um serviço ao contribuinte;</text:span></text:p>
            </text:list-item>
            <text:list-item>
              <text:p text:style-name="P157">exação que se amolda aos princípios da razoabilidade e da proporcionalidade.</text:p>
            </text:list-item>
          </text:list>
        </text:list-item>
      </text:list>
      <text:p text:style-name="P158"/>
      <text:p text:style-name="P20"><text:span text:style-name="T17">Contribuições Corporativas</text:span><text:span text:style-name="T19">:</text:span></text:p>
      <text:list xml:id="list5827273452161685973" text:style-name="L13">
        <text:list-item>
          <text:p text:style-name="P159">competência exclusiva da União;</text:p>
        </text:list-item>
        <text:list-item>
          <text:p text:style-name="P159">instituídas para financiar atividades de entidades que representam determinadas classes profissionais – tributo parafiscal;</text:p>
        </text:list-item>
        <text:list-item>
          <text:p text:style-name="P169"><text:span text:style-name="T3">contribuições para categorias profissionais</text:span><text:span text:style-name="T19">: as contribuições cobradas pela OAB </text:span><text:span text:style-name="T17">não</text:span><text:span text:style-name="T19"> são tributos, mas aquelas cobradas pelos demais conselhos (CREA, CRC, CRM, etc) são consideradas tributos;</text:span></text:p>
        </text:list-item>
        <text:list-item>
          <text:p text:style-name="P169"><text:soft-page-break/><text:span text:style-name="T3">contribuições sindicais</text:span><text:span text:style-name="T19">:</text:span></text:p>
          <text:list>
            <text:list-item>
              <text:p text:style-name="P178"><text:span text:style-name="T19">contribuição confederativa</text:span><text:span text:style-name="T11"> – só exigível dos filiados, logo </text:span><text:span text:style-name="T13">não</text:span><text:span text:style-name="T11"> é tributo;</text:span></text:p>
            </text:list-item>
            <text:list-item>
              <text:p text:style-name="P178"><text:span text:style-name="T19">contribuição sindical compulsória</text:span><text:span text:style-name="T11"> – cobrada independentemente de filiação sindical, tem natureza tributária.</text:span></text:p>
            </text:list-item>
          </text:list>
        </text:list-item>
      </text:list>
      <text:p text:style-name="P160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0">Atenção!</text:p>
          </table:table-cell>
        </table:table-row>
        <table:table-row>
          <table:table-cell table:style-name="Tabela4.A2" office:value-type="string">
            <text:p text:style-name="P105">Apenas as <text:span text:style-name="T1">contribuições para a seguridade social</text:span><text:span text:style-name="T3"> é que podem ser </text:span><text:span text:style-name="T1">residuais</text:span><text:span text:style-name="T3">. Não é possível existir CIDE ou contribuições corporativas residuais.</text:span></text:p>
            <text:p text:style-name="P181"/>
            <text:p text:style-name="P111">Não<text:span text:style-name="T3"> pode haver nova contribuição social com o mesmo FG de outra já existente.</text:span></text:p>
          </table:table-cell>
        </table:table-row>
      </table:table>
      <text:p text:style-name="P160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6">Caso uma questão de prova pergunte apenas se o tributo é vinculado ou não, ela está se referindo ao FG deste:</text:p>
            <text:list xml:id="list7030592975237805315" text:style-name="L14">
              <text:list-item>
                <text:p text:style-name="P183">vinculado: há atividade estatal perante o sujeito passivo (ex.: contribuição de melhoria);</text:p>
              </text:list-item>
              <text:list-item>
                <text:p text:style-name="P183">não vinculado: não há atividade estatal (ex.: IR).</text:p>
              </text:list-item>
            </text:list>
            <text:p text:style-name="P106"/>
            <text:p text:style-name="P106">Tributos vinculados podem ser chamados também de: retributivos, bilaterais, contraprestacionais ou sinalagmáticos.</text:p>
            <text:p text:style-name="P106"/>
            <text:p text:style-name="P107">No que se refere às <text:span text:style-name="T1">taxas</text:span><text:span text:style-name="T3">, não existe previsão constitucional que determine destinação específica para o produto da arrecadação desse tributo, </text:span><text:span text:style-name="T1">com exceção das taxas judiciárias</text:span><text:span text:style-name="T3"> (que custeiam os serviços afetos às atividades específicas da Justiça).</text:span></text:p>
            <text:p text:style-name="P182"/>
            <text:p text:style-name="P108"><text:span text:style-name="T3">No entendimento do STF, a lei (nem Constituições Estaduais ou Leis Orgânicas) </text:span><text:span text:style-name="T1">não</text:span><text:span text:style-name="T3"> pode vincular a arrecadação das taxas a PJ de direito privado. </text:span><text:span text:style-name="T5">Só pode ser feita a fundos públicos ou entidade de direito público, havendo a necessidade de que o destino da arrecadação tenha relação com a atividade estatal que justificou a cobrança da taxa.</text:span></text:p>
          </table:table-cell>
        </table:table-row>
      </table:table>
      <text:p text:style-name="P160"/>
      <text:p text:style-name="P161">A <text:span text:style-name="T1">extrafiscalidade</text:span> em sentido próprio engloba:</text:p>
      <text:list xml:id="list7815166227294549474" text:style-name="L16">
        <text:list-item>
          <text:p text:style-name="P172">normas jurídicas de tributação<text:span text:style-name="T17"> → impostos e majoração de impostos;</text:span></text:p>
        </text:list-item>
        <text:list-item>
          <text:p text:style-name="P172">normas jurídicas de não tributação<text:span text:style-name="T17"> → concessão de benefícios fiscais.</text:span></text:p>
        </text:list-item>
      </text:list>
      <text:p text:style-name="P173"><text:span text:style-name="T17"/></text:p>
      <text:p text:style-name="P173"><text:span text:style-name="T17">Tributos são </text:span><text:span text:style-name="T18">parafiscais</text:span><text:span text:style-name="T17"> quando a lei que os criou nomeia outra PJ para ser sujeito ativo e destina-lhe os recursos arrecadados. Outra posição é de que são parafiscais mesmo aqueles em que a União é o sujeito ativo, mas destina os recursos a outra pessoa que não o Estado.</text:span></text:p>
      <text:p text:style-name="P173"><text:span text:style-name="T17"/></text:p>
      <text:p text:style-name="P174"><text:span text:style-name="T17">Tributos </text:span><text:span text:style-name="T18">diretos</text:span><text:span text:style-name="T17">: CF ou lei </text:span><text:span text:style-name="T18">não</text:span><text:span text:style-name="T17"> permitem a transferência do encargo aos consumidores. O contribuinte de direito é o mesmo contribuinte de fato.</text:span></text:p>
      <text:p text:style-name="P174"><text:span text:style-name="T17"/></text:p>
      <text:p text:style-name="P174"><text:span text:style-name="T17">Tributos </text:span><text:span text:style-name="T18">indiretos</text:span><text:span text:style-name="T17">: CF ou lei </text:span><text:span text:style-name="T18">permitem</text:span><text:span text:style-name="T17"> a transferência do encargo aos consumidores. O contribuinte de direito é diferente do contribuinte de fato.</text:span></text:p>
      <text:p text:style-name="P174"><text:span text:style-name="T17"/></text:p>
      <text:p text:style-name="P174"><text:span text:style-name="T17">STJ: </text:span><text:span text:style-name="T18">não</text:span><text:span text:style-name="T17"> é possível utilizar-se de critérios econômicos para qualificar um tributo como direto ou indireto. A análise para classificá-los deve ser feita com base na lei.</text:span></text:p>
      <text:p text:style-name="P174"><text:span text:style-name="T17"/></text:p>
      <text:p text:style-name="P175"><text:span text:style-name="T17">Tributo </text:span><text:span text:style-name="T18">proporcional</text:span><text:span text:style-name="T17">: alíquota invariável independentemente da variação da BC.</text:span></text:p>
      <text:p text:style-name="P175"><text:span text:style-name="T17">Tributo </text:span><text:span text:style-name="T18">progressivo</text:span><text:span text:style-name="T17">: alíquota varia conforme variação da BC, sendo que o aumento da BC implica em aumento da alíquota.</text:span></text:p>
      <text:p text:style-name="P175"><text:soft-page-break/><text:span text:style-name="T17">Tributo </text:span><text:span text:style-name="T18">regressivo</text:span><text:span text:style-name="T17">: alíquota varia conforme variação da BC, sendo que o aumento da BC implica em redução da alíquota.</text:span></text:p>
      <text:p text:style-name="P175"><text:span text:style-name="T17"/></text:p>
      <text:p text:style-name="P170"><text:span text:style-name="T17">Atenção!</text:span><text:span text:style-name="T19"> O tributo </text:span><text:span text:style-name="T17">proporcional</text:span><text:span text:style-name="T19"> pode gerar um </text:span><text:span text:style-name="T3">efeito regressivo</text:span><text:span text:style-name="T19"> sobre a renda das pessoas.</text:span></text:p>
      <text:p text:style-name="P170"><text:span text:style-name="T19"/></text:p>
      <text:p text:style-name="P171"><text:span text:style-name="T19">Tributo </text:span><text:span text:style-name="T17">fixo</text:span><text:span text:style-name="T19"> é aquele cujo valor é fixo independentemente de qualquer B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d4f2" officeooo:paragraph-rsid="0014d4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 e classificação de trib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4:35:55.687806828</meta:creation-date>
    <dc:date>2018-02-05T16:28:02.824303206</dc:date>
    <meta:editing-duration>PT9H22M21S</meta:editing-duration>
    <meta:editing-cycles>112</meta:editing-cycles>
    <meta:generator>LibreOffice/5.2.7.2$Linux_X86_64 LibreOffice_project/20m0$Build-2</meta:generator>
    <meta:document-statistic meta:table-count="5" meta:image-count="0" meta:object-count="0" meta:page-count="10" meta:paragraph-count="249" meta:word-count="3273" meta:character-count="20841" meta:non-whitespace-character-count="17918"/>
  </office:meta>
</office:document-meta>
</file>